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style:font-style-asian="normal" style:font-style-complex="normal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5" style:family="table-cell" style:parent-style-name="Default" style:data-style-name="N2">
      <style:table-cell-properties fo:border-bottom="none" fo:border-left="0.99pt inset #000000" fo:border-right="none" fo:border-top="0.99pt inset #000000"/>
    </style:style>
    <style:style style:name="ce11" style:family="table-cell" style:parent-style-name="Default" style:data-style-name="N123">
      <style:table-cell-properties fo:border-bottom="none" fo:border-left="0.99pt inset #000000" fo:border-right="none" fo:border-top="none"/>
    </style:style>
    <style:style style:name="ce36" style:family="table-cell" style:parent-style-name="Default" style:data-style-name="N2">
      <style:table-cell-properties fo:border-bottom="none" fo:border-left="0.99pt inset #000000" fo:border-right="none" fo:border-top="none"/>
    </style:style>
    <style:style style:name="ce37" style:family="table-cell" style:parent-style-name="Default" style:data-style-name="N2">
      <style:table-cell-properties fo:border-bottom="0.99pt inset #000000" fo:border-left="0.99pt inset #000000" fo:border-right="none" fo:border-top="none"/>
    </style:style>
    <style:style style:name="ce38" style:family="table-cell" style:parent-style-name="Default" style:data-style-name="N2"/>
    <style:style style:name="ce30" style:family="table-cell" style:parent-style-name="Default">
      <style:table-cell-properties fo:background-color="#bbe33d"/>
    </style:style>
    <style:style style:name="ce39" style:family="table-cell" style:parent-style-name="Default" style:data-style-name="N2">
      <style:table-cell-properties fo:border-bottom="none" fo:border-left="none" fo:border-right="none" fo:border-top="0.99pt inset #000000"/>
    </style:style>
    <style:style style:name="ce40" style:family="table-cell" style:parent-style-name="Default" style:data-style-name="N2">
      <style:table-cell-properties fo:border-bottom="0.99pt inset #000000" fo:border-left="none" fo:border-right="none" fo:border-top="none"/>
    </style:style>
    <style:style style:name="ce16" style:family="table-cell" style:parent-style-name="Default" style:data-style-name="N10">
      <style:table-cell-properties style:vertical-align="middle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729fcf"/>
      <style:text-properties fo:font-weight="bold" style:font-weight-asian="bold" style:font-weight-complex="bold"/>
    </style:style>
    <style:style style:name="ce28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default-cell-style-name="ce30"/>
        <table:table-column table:style-name="co1" table:number-columns-repeated="4" table:default-cell-style-name="Default"/>
        <table:table-column table:style-name="co1" table:default-cell-style-name="ce30"/>
        <table:table-column table:style-name="co1" table:number-columns-repeated="4" table:default-cell-style-name="Default"/>
        <table:table-column table:style-name="co1" table:default-cell-style-name="ce30"/>
        <table:table-column table:style-name="co1" table:number-columns-repeated="4" table:default-cell-style-name="Default"/>
        <table:table-column table:style-name="co1" table:default-cell-style-name="ce30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BLU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PURPL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PEACH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GREE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5" table:number-columns-repeated="3"/>
          <table:table-cell table:style-name="ce14" table:number-columns-repeated="2"/>
          <table:table-cell table:style-name="ce15" table:number-columns-repeated="3"/>
          <table:table-cell table:style-name="ce14" table:number-columns-repeated="2"/>
          <table:table-cell table:style-name="ce16" table:number-columns-repeated="3"/>
          <table:table-cell table:style-name="ce14" table:number-columns-repeated="2"/>
          <table:table-cell table:style-name="ce15" table:number-columns-repeated="3"/>
          <table:table-cell table:style-name="ce14" table:number-columns-repeated="4"/>
        </table:table-row>
        <table:table-row table:style-name="ro1">
          <table:table-cell office:value-type="string" calcext:value-type="string">
            <text:p>Endpoin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office:value-type="string" calcext:value-type="string">
            <text:p>Endpoin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50" calcext:value-type="float">
            <text:p>150</text:p>
          </table:table-cell>
          <table:table-cell/>
          <table:table-cell office:value-type="string" calcext:value-type="string">
            <text:p>Endpoint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table:formula="of:=[.M2]*255" office:value-type="float" office:value="0" calcext:value-type="float">
            <text:p>0</text:p>
          </table:table-cell>
          <table:table-cell table:style-name="ce34" office:value-type="float" office:value="64" calcext:value-type="float">
            <text:p>64</text:p>
          </table:table-cell>
          <table:table-cell/>
          <table:table-cell office:value-type="string" calcext:value-type="string">
            <text:p>Endpoint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B$12]+(1-SIN([.$A4]/7*PI()/2))*[.B$3]" office:value-type="float" office:value="0" calcext:value-type="float">
            <text:p>0</text:p>
          </table:table-cell>
          <table:table-cell table:style-name="ce19" table:formula="of:=SIN([.$A4]/7*PI()/2)*[.C$12]+(1-SIN([.$A4]/7*PI()/2))*[.C$3]" office:value-type="float" office:value="0" calcext:value-type="float">
            <text:p>0</text:p>
          </table:table-cell>
          <table:table-cell table:style-name="ce19" table:formula="of:=SIN([.$A4]/7*PI()/2)*[.D$12]+(1-SIN([.$A4]/7*PI()/2))*[.D$3]" office:value-type="float" office:value="50" calcext:value-type="float">
            <text:p>5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G$12]+(1-SIN([.$A4]/7*PI()/2))*[.G$3]" office:value-type="float" office:value="0" calcext:value-type="float">
            <text:p>0</text:p>
          </table:table-cell>
          <table:table-cell table:style-name="ce19" table:formula="of:=SIN([.$A4]/7*PI()/2)*[.H$12]+(1-SIN([.$A4]/7*PI()/2))*[.H$3]" office:value-type="float" office:value="0" calcext:value-type="float">
            <text:p>0</text:p>
          </table:table-cell>
          <table:table-cell table:style-name="ce19" table:formula="of:=SIN([.$A4]/7*PI()/2)*[.I$12]+(1-SIN([.$A4]/7*PI()/2))*[.I$3]" office:value-type="float" office:value="150" calcext:value-type="float">
            <text:p>15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L$12]+(1-SIN([.$A4]/7*PI()/2))*[.L$3]" office:value-type="float" office:value="221" calcext:value-type="float">
            <text:p>221</text:p>
          </table:table-cell>
          <table:table-cell table:style-name="ce19" table:formula="of:=SIN([.$A4]/7*PI()/2)*[.M$12]+(1-SIN([.$A4]/7*PI()/2))*[.M$3]" office:value-type="float" office:value="0" calcext:value-type="float">
            <text:p>0</text:p>
          </table:table-cell>
          <table:table-cell table:style-name="ce19" table:formula="of:=SIN([.$A4]/7*PI()/2)*[.N$12]+(1-SIN([.$A4]/7*PI()/2))*[.N$3]" office:value-type="float" office:value="64" calcext:value-type="float">
            <text:p>64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Q$12]+(1-SIN([.$A4]/7*PI()/2))*[.Q$3]" office:value-type="float" office:value="0" calcext:value-type="float">
            <text:p>0</text:p>
          </table:table-cell>
          <table:table-cell table:style-name="ce19" table:formula="of:=SIN([.$A4]/7*PI()/2)*[.R$12]+(1-SIN([.$A4]/7*PI()/2))*[.R$3]" office:value-type="float" office:value="80" calcext:value-type="float">
            <text:p>80</text:p>
          </table:table-cell>
          <table:table-cell table:style-name="ce19" table:formula="of:=SIN([.$A4]/7*PI()/2)*[.S$12]+(1-SIN([.$A4]/7*PI()/2))*[.S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B$12]+(1-SIN([.$A5]/7*PI()/2))*[.B$3]" office:value-type="float" office:value="5.56302334890786" calcext:value-type="float">
            <text:p>6</text:p>
          </table:table-cell>
          <table:table-cell table:style-name="ce19" table:formula="of:=SIN([.$A5]/7*PI()/2)*[.C$12]+(1-SIN([.$A5]/7*PI()/2))*[.C$3]" office:value-type="float" office:value="5.56302334890786" calcext:value-type="float">
            <text:p>6</text:p>
          </table:table-cell>
          <table:table-cell table:style-name="ce19" table:formula="of:=SIN([.$A5]/7*PI()/2)*[.D$12]+(1-SIN([.$A5]/7*PI()/2))*[.D$3]" office:value-type="float" office:value="46.6621859906553" calcext:value-type="float">
            <text:p>47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G$12]+(1-SIN([.$A5]/7*PI()/2))*[.G$3]" office:value-type="float" office:value="40.0537681121366" calcext:value-type="float">
            <text:p>40</text:p>
          </table:table-cell>
          <table:table-cell table:style-name="ce19" table:formula="of:=SIN([.$A5]/7*PI()/2)*[.H$12]+(1-SIN([.$A5]/7*PI()/2))*[.H$3]" office:value-type="float" office:value="13.3512560373789" calcext:value-type="float">
            <text:p>13</text:p>
          </table:table-cell>
          <table:table-cell table:style-name="ce19" table:formula="of:=SIN([.$A5]/7*PI()/2)*[.I$12]+(1-SIN([.$A5]/7*PI()/2))*[.I$3]" office:value-type="float" office:value="145.549581320874" calcext:value-type="float">
            <text:p>146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L$12]+(1-SIN([.$A5]/7*PI()/2))*[.L$3]" office:value-type="float" office:value="219.887395330218" calcext:value-type="float">
            <text:p>220</text:p>
          </table:table-cell>
          <table:table-cell table:style-name="ce19" table:formula="of:=SIN([.$A5]/7*PI()/2)*[.M$12]+(1-SIN([.$A5]/7*PI()/2))*[.M$3]" office:value-type="float" office:value="20.9169677918935" calcext:value-type="float">
            <text:p>21</text:p>
          </table:table-cell>
          <table:table-cell table:style-name="ce19" table:formula="of:=SIN([.$A5]/7*PI()/2)*[.N$12]+(1-SIN([.$A5]/7*PI()/2))*[.N$3]" office:value-type="float" office:value="49.7586602267959" calcext:value-type="float">
            <text:p>50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Q$12]+(1-SIN([.$A5]/7*PI()/2))*[.Q$3]" office:value-type="float" office:value="0" calcext:value-type="float">
            <text:p>0</text:p>
          </table:table-cell>
          <table:table-cell table:style-name="ce19" table:formula="of:=SIN([.$A5]/7*PI()/2)*[.R$12]+(1-SIN([.$A5]/7*PI()/2))*[.R$3]" office:value-type="float" office:value="62.1983252834949" calcext:value-type="float">
            <text:p>62</text:p>
          </table:table-cell>
          <table:table-cell table:style-name="ce19" table:formula="of:=SIN([.$A5]/7*PI()/2)*[.S$12]+(1-SIN([.$A5]/7*PI()/2))*[.S$3]" office:value-type="float" office:value="10.681004829903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B$12]+(1-SIN([.$A6]/7*PI()/2))*[.B$3]" office:value-type="float" office:value="10.847093477939" calcext:value-type="float">
            <text:p>11</text:p>
          </table:table-cell>
          <table:table-cell table:style-name="ce19" table:formula="of:=SIN([.$A6]/7*PI()/2)*[.C$12]+(1-SIN([.$A6]/7*PI()/2))*[.C$3]" office:value-type="float" office:value="10.847093477939" calcext:value-type="float">
            <text:p>11</text:p>
          </table:table-cell>
          <table:table-cell table:style-name="ce19" table:formula="of:=SIN([.$A6]/7*PI()/2)*[.D$12]+(1-SIN([.$A6]/7*PI()/2))*[.D$3]" office:value-type="float" office:value="43.4917439132366" calcext:value-type="float">
            <text:p>43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G$12]+(1-SIN([.$A6]/7*PI()/2))*[.G$3]" office:value-type="float" office:value="78.0990730411605" calcext:value-type="float">
            <text:p>78</text:p>
          </table:table-cell>
          <table:table-cell table:style-name="ce19" table:formula="of:=SIN([.$A6]/7*PI()/2)*[.H$12]+(1-SIN([.$A6]/7*PI()/2))*[.H$3]" office:value-type="float" office:value="26.0330243470535" calcext:value-type="float">
            <text:p>26</text:p>
          </table:table-cell>
          <table:table-cell table:style-name="ce19" table:formula="of:=SIN([.$A6]/7*PI()/2)*[.I$12]+(1-SIN([.$A6]/7*PI()/2))*[.I$3]" office:value-type="float" office:value="141.322325217649" calcext:value-type="float">
            <text:p>141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L$12]+(1-SIN([.$A6]/7*PI()/2))*[.L$3]" office:value-type="float" office:value="218.830581304412" calcext:value-type="float">
            <text:p>219</text:p>
          </table:table-cell>
          <table:table-cell table:style-name="ce19" table:formula="of:=SIN([.$A6]/7*PI()/2)*[.M$12]+(1-SIN([.$A6]/7*PI()/2))*[.M$3]" office:value-type="float" office:value="40.7850714770505" calcext:value-type="float">
            <text:p>41</text:p>
          </table:table-cell>
          <table:table-cell table:style-name="ce19" table:formula="of:=SIN([.$A6]/7*PI()/2)*[.N$12]+(1-SIN([.$A6]/7*PI()/2))*[.N$3]" office:value-type="float" office:value="36.2314406964763" calcext:value-type="float">
            <text:p>36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Q$12]+(1-SIN([.$A6]/7*PI()/2))*[.Q$3]" office:value-type="float" office:value="0" calcext:value-type="float">
            <text:p>0</text:p>
          </table:table-cell>
          <table:table-cell table:style-name="ce19" table:formula="of:=SIN([.$A6]/7*PI()/2)*[.R$12]+(1-SIN([.$A6]/7*PI()/2))*[.R$3]" office:value-type="float" office:value="45.2893008705954" calcext:value-type="float">
            <text:p>45</text:p>
          </table:table-cell>
          <table:table-cell table:style-name="ce19" table:formula="of:=SIN([.$A6]/7*PI()/2)*[.S$12]+(1-SIN([.$A6]/7*PI()/2))*[.S$3]" office:value-type="float" office:value="20.8264194776428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B$12]+(1-SIN([.$A7]/7*PI()/2))*[.B$3]" office:value-type="float" office:value="15.5872450464683" calcext:value-type="float">
            <text:p>16</text:p>
          </table:table-cell>
          <table:table-cell table:style-name="ce19" table:formula="of:=SIN([.$A7]/7*PI()/2)*[.C$12]+(1-SIN([.$A7]/7*PI()/2))*[.C$3]" office:value-type="float" office:value="15.5872450464683" calcext:value-type="float">
            <text:p>16</text:p>
          </table:table-cell>
          <table:table-cell table:style-name="ce19" table:formula="of:=SIN([.$A7]/7*PI()/2)*[.D$12]+(1-SIN([.$A7]/7*PI()/2))*[.D$3]" office:value-type="float" office:value="40.647652972119" calcext:value-type="float">
            <text:p>41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G$12]+(1-SIN([.$A7]/7*PI()/2))*[.G$3]" office:value-type="float" office:value="112.228164334572" calcext:value-type="float">
            <text:p>112</text:p>
          </table:table-cell>
          <table:table-cell table:style-name="ce19" table:formula="of:=SIN([.$A7]/7*PI()/2)*[.H$12]+(1-SIN([.$A7]/7*PI()/2))*[.H$3]" office:value-type="float" office:value="37.409388111524" calcext:value-type="float">
            <text:p>37</text:p>
          </table:table-cell>
          <table:table-cell table:style-name="ce19" table:formula="of:=SIN([.$A7]/7*PI()/2)*[.I$12]+(1-SIN([.$A7]/7*PI()/2))*[.I$3]" office:value-type="float" office:value="137.530203962825" calcext:value-type="float">
            <text:p>138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L$12]+(1-SIN([.$A7]/7*PI()/2))*[.L$3]" office:value-type="float" office:value="217.882550990706" calcext:value-type="float">
            <text:p>218</text:p>
          </table:table-cell>
          <table:table-cell table:style-name="ce19" table:formula="of:=SIN([.$A7]/7*PI()/2)*[.M$12]+(1-SIN([.$A7]/7*PI()/2))*[.M$3]" office:value-type="float" office:value="58.608041374721" calcext:value-type="float">
            <text:p>59</text:p>
          </table:table-cell>
          <table:table-cell table:style-name="ce19" table:formula="of:=SIN([.$A7]/7*PI()/2)*[.N$12]+(1-SIN([.$A7]/7*PI()/2))*[.N$3]" office:value-type="float" office:value="24.0966526810411" calcext:value-type="float">
            <text:p>24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Q$12]+(1-SIN([.$A7]/7*PI()/2))*[.Q$3]" office:value-type="float" office:value="0" calcext:value-type="float">
            <text:p>0</text:p>
          </table:table-cell>
          <table:table-cell table:style-name="ce19" table:formula="of:=SIN([.$A7]/7*PI()/2)*[.R$12]+(1-SIN([.$A7]/7*PI()/2))*[.R$3]" office:value-type="float" office:value="30.1208158513013" calcext:value-type="float">
            <text:p>30</text:p>
          </table:table-cell>
          <table:table-cell table:style-name="ce19" table:formula="of:=SIN([.$A7]/7*PI()/2)*[.S$12]+(1-SIN([.$A7]/7*PI()/2))*[.S$3]" office:value-type="float" office:value="29.9275104892192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B$12]+(1-SIN([.$A8]/7*PI()/2))*[.B$3]" office:value-type="float" office:value="19.5457870617007" calcext:value-type="float">
            <text:p>20</text:p>
          </table:table-cell>
          <table:table-cell table:style-name="ce19" table:formula="of:=SIN([.$A8]/7*PI()/2)*[.C$12]+(1-SIN([.$A8]/7*PI()/2))*[.C$3]" office:value-type="float" office:value="19.5457870617007" calcext:value-type="float">
            <text:p>20</text:p>
          </table:table-cell>
          <table:table-cell table:style-name="ce19" table:formula="of:=SIN([.$A8]/7*PI()/2)*[.D$12]+(1-SIN([.$A8]/7*PI()/2))*[.D$3]" office:value-type="float" office:value="38.2725277629795" calcext:value-type="float">
            <text:p>38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G$12]+(1-SIN([.$A8]/7*PI()/2))*[.G$3]" office:value-type="float" office:value="140.729666844245" calcext:value-type="float">
            <text:p>141</text:p>
          </table:table-cell>
          <table:table-cell table:style-name="ce19" table:formula="of:=SIN([.$A8]/7*PI()/2)*[.H$12]+(1-SIN([.$A8]/7*PI()/2))*[.H$3]" office:value-type="float" office:value="46.9098889480818" calcext:value-type="float">
            <text:p>47</text:p>
          </table:table-cell>
          <table:table-cell table:style-name="ce19" table:formula="of:=SIN([.$A8]/7*PI()/2)*[.I$12]+(1-SIN([.$A8]/7*PI()/2))*[.I$3]" office:value-type="float" office:value="134.363370350639" calcext:value-type="float">
            <text:p>134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L$12]+(1-SIN([.$A8]/7*PI()/2))*[.L$3]" office:value-type="float" office:value="217.09084258766" calcext:value-type="float">
            <text:p>217</text:p>
          </table:table-cell>
          <table:table-cell table:style-name="ce19" table:formula="of:=SIN([.$A8]/7*PI()/2)*[.M$12]+(1-SIN([.$A8]/7*PI()/2))*[.M$3]" office:value-type="float" office:value="73.4921593519948" calcext:value-type="float">
            <text:p>73</text:p>
          </table:table-cell>
          <table:table-cell table:style-name="ce19" table:formula="of:=SIN([.$A8]/7*PI()/2)*[.N$12]+(1-SIN([.$A8]/7*PI()/2))*[.N$3]" office:value-type="float" office:value="13.9627851220461" calcext:value-type="float">
            <text:p>14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Q$12]+(1-SIN([.$A8]/7*PI()/2))*[.Q$3]" office:value-type="float" office:value="0" calcext:value-type="float">
            <text:p>0</text:p>
          </table:table-cell>
          <table:table-cell table:style-name="ce19" table:formula="of:=SIN([.$A8]/7*PI()/2)*[.R$12]+(1-SIN([.$A8]/7*PI()/2))*[.R$3]" office:value-type="float" office:value="17.4534814025576" calcext:value-type="float">
            <text:p>17</text:p>
          </table:table-cell>
          <table:table-cell table:style-name="ce19" table:formula="of:=SIN([.$A8]/7*PI()/2)*[.S$12]+(1-SIN([.$A8]/7*PI()/2))*[.S$3]" office:value-type="float" office:value="37.5279111584654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B$12]+(1-SIN([.$A9]/7*PI()/2))*[.B$3]" office:value-type="float" office:value="22.5242216975605" calcext:value-type="float">
            <text:p>23</text:p>
          </table:table-cell>
          <table:table-cell table:style-name="ce19" table:formula="of:=SIN([.$A9]/7*PI()/2)*[.C$12]+(1-SIN([.$A9]/7*PI()/2))*[.C$3]" office:value-type="float" office:value="22.5242216975605" calcext:value-type="float">
            <text:p>23</text:p>
          </table:table-cell>
          <table:table-cell table:style-name="ce19" table:formula="of:=SIN([.$A9]/7*PI()/2)*[.D$12]+(1-SIN([.$A9]/7*PI()/2))*[.D$3]" office:value-type="float" office:value="36.4854669814637" calcext:value-type="float">
            <text:p>36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G$12]+(1-SIN([.$A9]/7*PI()/2))*[.G$3]" office:value-type="float" office:value="162.174396222435" calcext:value-type="float">
            <text:p>162</text:p>
          </table:table-cell>
          <table:table-cell table:style-name="ce19" table:formula="of:=SIN([.$A9]/7*PI()/2)*[.H$12]+(1-SIN([.$A9]/7*PI()/2))*[.H$3]" office:value-type="float" office:value="54.0581320741452" calcext:value-type="float">
            <text:p>54</text:p>
          </table:table-cell>
          <table:table-cell table:style-name="ce19" table:formula="of:=SIN([.$A9]/7*PI()/2)*[.I$12]+(1-SIN([.$A9]/7*PI()/2))*[.I$3]" office:value-type="float" office:value="131.980622641952" calcext:value-type="float">
            <text:p>132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L$12]+(1-SIN([.$A9]/7*PI()/2))*[.L$3]" office:value-type="float" office:value="216.495155660488" calcext:value-type="float">
            <text:p>216</text:p>
          </table:table-cell>
          <table:table-cell table:style-name="ce19" table:formula="of:=SIN([.$A9]/7*PI()/2)*[.M$12]+(1-SIN([.$A9]/7*PI()/2))*[.M$3]" office:value-type="float" office:value="84.6910735828274" calcext:value-type="float">
            <text:p>85</text:p>
          </table:table-cell>
          <table:table-cell table:style-name="ce19" table:formula="of:=SIN([.$A9]/7*PI()/2)*[.N$12]+(1-SIN([.$A9]/7*PI()/2))*[.N$3]" office:value-type="float" office:value="6.33799245424517" calcext:value-type="float">
            <text:p>6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Q$12]+(1-SIN([.$A9]/7*PI()/2))*[.Q$3]" office:value-type="float" office:value="0" calcext:value-type="float">
            <text:p>0</text:p>
          </table:table-cell>
          <table:table-cell table:style-name="ce19" table:formula="of:=SIN([.$A9]/7*PI()/2)*[.R$12]+(1-SIN([.$A9]/7*PI()/2))*[.R$3]" office:value-type="float" office:value="7.92249056780647" calcext:value-type="float">
            <text:p>8</text:p>
          </table:table-cell>
          <table:table-cell table:style-name="ce19" table:formula="of:=SIN([.$A9]/7*PI()/2)*[.S$12]+(1-SIN([.$A9]/7*PI()/2))*[.S$3]" office:value-type="float" office:value="43.2465056593161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B$12]+(1-SIN([.$A10]/7*PI()/2))*[.B$3]" office:value-type="float" office:value="24.3731978045456" calcext:value-type="float">
            <text:p>24</text:p>
          </table:table-cell>
          <table:table-cell table:style-name="ce19" table:formula="of:=SIN([.$A10]/7*PI()/2)*[.C$12]+(1-SIN([.$A10]/7*PI()/2))*[.C$3]" office:value-type="float" office:value="24.3731978045456" calcext:value-type="float">
            <text:p>24</text:p>
          </table:table-cell>
          <table:table-cell table:style-name="ce19" table:formula="of:=SIN([.$A10]/7*PI()/2)*[.D$12]+(1-SIN([.$A10]/7*PI()/2))*[.D$3]" office:value-type="float" office:value="35.3760813172726" calcext:value-type="float">
            <text:p>35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G$12]+(1-SIN([.$A10]/7*PI()/2))*[.G$3]" office:value-type="float" office:value="175.487024192728" calcext:value-type="float">
            <text:p>175</text:p>
          </table:table-cell>
          <table:table-cell table:style-name="ce19" table:formula="of:=SIN([.$A10]/7*PI()/2)*[.H$12]+(1-SIN([.$A10]/7*PI()/2))*[.H$3]" office:value-type="float" office:value="58.4956747309094" calcext:value-type="float">
            <text:p>58</text:p>
          </table:table-cell>
          <table:table-cell table:style-name="ce19" table:formula="of:=SIN([.$A10]/7*PI()/2)*[.I$12]+(1-SIN([.$A10]/7*PI()/2))*[.I$3]" office:value-type="float" office:value="130.501441756364" calcext:value-type="float">
            <text:p>131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L$12]+(1-SIN([.$A10]/7*PI()/2))*[.L$3]" office:value-type="float" office:value="216.125360439091" calcext:value-type="float">
            <text:p>216</text:p>
          </table:table-cell>
          <table:table-cell table:style-name="ce19" table:formula="of:=SIN([.$A10]/7*PI()/2)*[.M$12]+(1-SIN([.$A10]/7*PI()/2))*[.M$3]" office:value-type="float" office:value="91.6432237450914" calcext:value-type="float">
            <text:p>92</text:p>
          </table:table-cell>
          <table:table-cell table:style-name="ce19" table:formula="of:=SIN([.$A10]/7*PI()/2)*[.N$12]+(1-SIN([.$A10]/7*PI()/2))*[.N$3]" office:value-type="float" office:value="1.60461362036329" calcext:value-type="float">
            <text:p>2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Q$12]+(1-SIN([.$A10]/7*PI()/2))*[.Q$3]" office:value-type="float" office:value="0" calcext:value-type="float">
            <text:p>0</text:p>
          </table:table-cell>
          <table:table-cell table:style-name="ce19" table:formula="of:=SIN([.$A10]/7*PI()/2)*[.R$12]+(1-SIN([.$A10]/7*PI()/2))*[.R$3]" office:value-type="float" office:value="2.00576702545411" calcext:value-type="float">
            <text:p>2</text:p>
          </table:table-cell>
          <table:table-cell table:style-name="ce19" table:formula="of:=SIN([.$A10]/7*PI()/2)*[.S$12]+(1-SIN([.$A10]/7*PI()/2))*[.S$3]" office:value-type="float" office:value="46.7965397847275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B$12]+(1-SIN([.$A11]/7*PI()/2))*[.B$3]" office:value-type="float" office:value="25" calcext:value-type="float">
            <text:p>25</text:p>
          </table:table-cell>
          <table:table-cell table:style-name="ce19" table:formula="of:=SIN([.$A11]/7*PI()/2)*[.C$12]+(1-SIN([.$A11]/7*PI()/2))*[.C$3]" office:value-type="float" office:value="25" calcext:value-type="float">
            <text:p>25</text:p>
          </table:table-cell>
          <table:table-cell table:style-name="ce19" table:formula="of:=SIN([.$A11]/7*PI()/2)*[.D$12]+(1-SIN([.$A11]/7*PI()/2))*[.D$3]" office:value-type="float" office:value="35" calcext:value-type="float">
            <text:p>35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G$12]+(1-SIN([.$A11]/7*PI()/2))*[.G$3]" office:value-type="float" office:value="180" calcext:value-type="float">
            <text:p>180</text:p>
          </table:table-cell>
          <table:table-cell table:style-name="ce19" table:formula="of:=SIN([.$A11]/7*PI()/2)*[.H$12]+(1-SIN([.$A11]/7*PI()/2))*[.H$3]" office:value-type="float" office:value="60" calcext:value-type="float">
            <text:p>60</text:p>
          </table:table-cell>
          <table:table-cell table:style-name="ce19" table:formula="of:=SIN([.$A11]/7*PI()/2)*[.I$12]+(1-SIN([.$A11]/7*PI()/2))*[.I$3]" office:value-type="float" office:value="130" calcext:value-type="float">
            <text:p>130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L$12]+(1-SIN([.$A11]/7*PI()/2))*[.L$3]" office:value-type="float" office:value="216" calcext:value-type="float">
            <text:p>216</text:p>
          </table:table-cell>
          <table:table-cell table:style-name="ce19" table:formula="of:=SIN([.$A11]/7*PI()/2)*[.M$12]+(1-SIN([.$A11]/7*PI()/2))*[.M$3]" office:value-type="float" office:value="94" calcext:value-type="float">
            <text:p>94</text:p>
          </table:table-cell>
          <table:table-cell table:style-name="ce19" table:formula="of:=SIN([.$A11]/7*PI()/2)*[.N$12]+(1-SIN([.$A11]/7*PI()/2))*[.N$3]" office:value-type="float" office:value="0" calcext:value-type="float">
            <text:p>0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Q$12]+(1-SIN([.$A11]/7*PI()/2))*[.Q$3]" office:value-type="float" office:value="0" calcext:value-type="float">
            <text:p>0</text:p>
          </table:table-cell>
          <table:table-cell table:style-name="ce19" table:formula="of:=SIN([.$A11]/7*PI()/2)*[.R$12]+(1-SIN([.$A11]/7*PI()/2))*[.R$3]" office:value-type="float" office:value="0" calcext:value-type="float">
            <text:p>0</text:p>
          </table:table-cell>
          <table:table-cell table:style-name="ce19" table:formula="of:=SIN([.$A11]/7*PI()/2)*[.S$12]+(1-SIN([.$A11]/7*PI()/2))*[.S$3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 point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office:value-type="string" calcext:value-type="string">
            <text:p>Middle point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30" calcext:value-type="float">
            <text:p>130</text:p>
          </table:table-cell>
          <table:table-cell/>
          <table:table-cell office:value-type="string" calcext:value-type="string">
            <text:p>Middle point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office:value-type="string" calcext:value-type="string">
            <text:p>Middle poin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28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 table:visibility="collapse">
          <table:table-cell office:value-type="string" calcext:value-type="string">
            <text:p>Hexadecimal</text:p>
          </table:table-cell>
          <table:table-cell table:style-name="ce35" table:formula="of:=DEC2HEX([.B4])" office:value-type="string" office:string-value="0" calcext:value-type="string">
            <text:p>0</text:p>
          </table:table-cell>
          <table:table-cell table:style-name="ce39" table:formula="of:=DEC2HEX([.C4])" office:value-type="string" office:string-value="0" calcext:value-type="string">
            <text:p>0</text:p>
          </table:table-cell>
          <table:table-cell table:style-name="ce39" table:formula="of:=DEC2HEX([.D4])" office:value-type="string" office:string-value="32" calcext:value-type="string">
            <text:p>32</text:p>
          </table:table-cell>
          <table:table-cell table:style-name="ce39" table:number-columns-repeated="2"/>
          <table:table-cell table:style-name="ce39" table:formula="of:=DEC2HEX([.G4])" office:value-type="string" office:string-value="0" calcext:value-type="string">
            <text:p>0</text:p>
          </table:table-cell>
          <table:table-cell table:style-name="ce39" table:formula="of:=DEC2HEX([.H4])" office:value-type="string" office:string-value="0" calcext:value-type="string">
            <text:p>0</text:p>
          </table:table-cell>
          <table:table-cell table:style-name="ce39" table:formula="of:=DEC2HEX([.I4])" office:value-type="string" office:string-value="96" calcext:value-type="string">
            <text:p>96</text:p>
          </table:table-cell>
          <table:table-cell table:style-name="ce39" table:number-columns-repeated="2"/>
          <table:table-cell table:style-name="ce39" table:formula="of:=DEC2HEX([.L4])" office:value-type="string" office:string-value="DD" calcext:value-type="string">
            <text:p>DD</text:p>
          </table:table-cell>
          <table:table-cell table:style-name="ce39" table:formula="of:=DEC2HEX([.M4])" office:value-type="string" office:string-value="0" calcext:value-type="string">
            <text:p>0</text:p>
          </table:table-cell>
          <table:table-cell table:style-name="ce39" table:formula="of:=DEC2HEX([.N4])" office:value-type="string" office:string-value="40" calcext:value-type="string">
            <text:p>40</text:p>
          </table:table-cell>
          <table:table-cell table:style-name="ce39"/>
          <table:table-cell/>
          <table:table-cell table:style-name="ce39" table:formula="of:=DEC2HEX([.Q4])" office:value-type="string" office:string-value="0" calcext:value-type="string">
            <text:p>0</text:p>
          </table:table-cell>
          <table:table-cell table:style-name="ce39" table:formula="of:=DEC2HEX([.R4])" office:value-type="string" office:string-value="50" calcext:value-type="string">
            <text:p>50</text:p>
          </table:table-cell>
          <table:table-cell table:style-name="ce39" table:formula="of:=DEC2HEX([.S4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2" table:visibility="collapse">
          <table:table-cell/>
          <table:table-cell table:style-name="ce11" table:formula="of:=DEC2HEX([.B5])" office:value-type="string" office:string-value="5" calcext:value-type="string">
            <text:p>5</text:p>
          </table:table-cell>
          <table:table-cell table:style-name="ce38" table:formula="of:=DEC2HEX([.C5])" office:value-type="string" office:string-value="5" calcext:value-type="string">
            <text:p>5</text:p>
          </table:table-cell>
          <table:table-cell table:style-name="ce38" table:formula="of:=DEC2HEX([.D5])" office:value-type="string" office:string-value="2E" calcext:value-type="string">
            <text:p>2E</text:p>
          </table:table-cell>
          <table:table-cell table:style-name="ce38" table:number-columns-repeated="2"/>
          <table:table-cell table:style-name="ce38" table:formula="of:=DEC2HEX([.G5])" office:value-type="string" office:string-value="28" calcext:value-type="string">
            <text:p>28</text:p>
          </table:table-cell>
          <table:table-cell table:style-name="ce38" table:formula="of:=DEC2HEX([.H5])" office:value-type="string" office:string-value="D" calcext:value-type="string">
            <text:p>D</text:p>
          </table:table-cell>
          <table:table-cell table:style-name="ce38" table:formula="of:=DEC2HEX([.I5])" office:value-type="string" office:string-value="91" calcext:value-type="string">
            <text:p>91</text:p>
          </table:table-cell>
          <table:table-cell table:style-name="ce38" table:number-columns-repeated="2"/>
          <table:table-cell table:style-name="ce38" table:formula="of:=DEC2HEX([.L5])" office:value-type="string" office:string-value="DB" calcext:value-type="string">
            <text:p>DB</text:p>
          </table:table-cell>
          <table:table-cell table:style-name="ce38" table:formula="of:=DEC2HEX([.M5])" office:value-type="string" office:string-value="14" calcext:value-type="string">
            <text:p>14</text:p>
          </table:table-cell>
          <table:table-cell table:style-name="ce38" table:formula="of:=DEC2HEX([.N5])" office:value-type="string" office:string-value="31" calcext:value-type="string">
            <text:p>31</text:p>
          </table:table-cell>
          <table:table-cell table:style-name="ce38"/>
          <table:table-cell/>
          <table:table-cell table:style-name="ce38" table:formula="of:=DEC2HEX([.Q5])" office:value-type="string" office:string-value="0" calcext:value-type="string">
            <text:p>0</text:p>
          </table:table-cell>
          <table:table-cell table:style-name="ce38" table:formula="of:=DEC2HEX([.R5])" office:value-type="string" office:string-value="3E" calcext:value-type="string">
            <text:p>3E</text:p>
          </table:table-cell>
          <table:table-cell table:style-name="ce38" table:formula="of:=DEC2HEX([.S5])" office:value-type="string" office:string-value="A" calcext:value-type="string">
            <text:p>A</text:p>
          </table:table-cell>
          <table:table-cell table:style-name="ce38" table:number-columns-repeated="3"/>
          <table:table-cell/>
        </table:table-row>
        <table:table-row table:style-name="ro2" table:visibility="collapse">
          <table:table-cell/>
          <table:table-cell table:style-name="ce36" table:formula="of:=DEC2HEX([.B6])" office:value-type="string" office:string-value="A" calcext:value-type="string">
            <text:p>A</text:p>
          </table:table-cell>
          <table:table-cell table:style-name="ce38" table:formula="of:=DEC2HEX([.C6])" office:value-type="string" office:string-value="A" calcext:value-type="string">
            <text:p>A</text:p>
          </table:table-cell>
          <table:table-cell table:style-name="ce38" table:formula="of:=DEC2HEX([.D6])" office:value-type="string" office:string-value="2B" calcext:value-type="string">
            <text:p>2B</text:p>
          </table:table-cell>
          <table:table-cell table:style-name="ce38" table:number-columns-repeated="2"/>
          <table:table-cell table:style-name="ce38" table:formula="of:=DEC2HEX([.G6])" office:value-type="string" office:string-value="4E" calcext:value-type="string">
            <text:p>4E</text:p>
          </table:table-cell>
          <table:table-cell table:style-name="ce38" table:formula="of:=DEC2HEX([.H6])" office:value-type="string" office:string-value="1A" calcext:value-type="string">
            <text:p>1A</text:p>
          </table:table-cell>
          <table:table-cell table:style-name="ce38" table:formula="of:=DEC2HEX([.I6])" office:value-type="string" office:string-value="8D" calcext:value-type="string">
            <text:p>8D</text:p>
          </table:table-cell>
          <table:table-cell table:style-name="ce38" table:number-columns-repeated="2"/>
          <table:table-cell table:style-name="ce38" table:formula="of:=DEC2HEX([.L6])" office:value-type="string" office:string-value="DA" calcext:value-type="string">
            <text:p>DA</text:p>
          </table:table-cell>
          <table:table-cell table:style-name="ce38" table:formula="of:=DEC2HEX([.M6])" office:value-type="string" office:string-value="28" calcext:value-type="string">
            <text:p>28</text:p>
          </table:table-cell>
          <table:table-cell table:style-name="ce38" table:formula="of:=DEC2HEX([.N6])" office:value-type="string" office:string-value="24" calcext:value-type="string">
            <text:p>24</text:p>
          </table:table-cell>
          <table:table-cell table:style-name="ce38"/>
          <table:table-cell/>
          <table:table-cell table:style-name="ce38" table:formula="of:=DEC2HEX([.Q6])" office:value-type="string" office:string-value="0" calcext:value-type="string">
            <text:p>0</text:p>
          </table:table-cell>
          <table:table-cell table:style-name="ce38" table:formula="of:=DEC2HEX([.R6])" office:value-type="string" office:string-value="2D" calcext:value-type="string">
            <text:p>2D</text:p>
          </table:table-cell>
          <table:table-cell table:style-name="ce38" table:formula="of:=DEC2HEX([.S6])" office:value-type="string" office:string-value="14" calcext:value-type="string">
            <text:p>14</text:p>
          </table:table-cell>
          <table:table-cell table:style-name="ce38" table:number-columns-repeated="3"/>
          <table:table-cell/>
        </table:table-row>
        <table:table-row table:style-name="ro2" table:visibility="collapse">
          <table:table-cell/>
          <table:table-cell table:style-name="ce36" table:formula="of:=DEC2HEX([.B7])" office:value-type="string" office:string-value="F" calcext:value-type="string">
            <text:p>F</text:p>
          </table:table-cell>
          <table:table-cell table:style-name="ce38" table:formula="of:=DEC2HEX([.C7])" office:value-type="string" office:string-value="F" calcext:value-type="string">
            <text:p>F</text:p>
          </table:table-cell>
          <table:table-cell table:style-name="ce38" table:formula="of:=DEC2HEX([.D7])" office:value-type="string" office:string-value="28" calcext:value-type="string">
            <text:p>28</text:p>
          </table:table-cell>
          <table:table-cell table:style-name="ce38" table:number-columns-repeated="2"/>
          <table:table-cell table:style-name="ce38" table:formula="of:=DEC2HEX([.G7])" office:value-type="string" office:string-value="70" calcext:value-type="string">
            <text:p>70</text:p>
          </table:table-cell>
          <table:table-cell table:style-name="ce38" table:formula="of:=DEC2HEX([.H7])" office:value-type="string" office:string-value="25" calcext:value-type="string">
            <text:p>25</text:p>
          </table:table-cell>
          <table:table-cell table:style-name="ce38" table:formula="of:=DEC2HEX([.I7])" office:value-type="string" office:string-value="89" calcext:value-type="string">
            <text:p>89</text:p>
          </table:table-cell>
          <table:table-cell table:style-name="ce38" table:number-columns-repeated="2"/>
          <table:table-cell table:style-name="ce38" table:formula="of:=DEC2HEX([.L7])" office:value-type="string" office:string-value="D9" calcext:value-type="string">
            <text:p>D9</text:p>
          </table:table-cell>
          <table:table-cell table:style-name="ce38" table:formula="of:=DEC2HEX([.M7])" office:value-type="string" office:string-value="3A" calcext:value-type="string">
            <text:p>3A</text:p>
          </table:table-cell>
          <table:table-cell table:style-name="ce38" table:formula="of:=DEC2HEX([.N7])" office:value-type="string" office:string-value="18" calcext:value-type="string">
            <text:p>18</text:p>
          </table:table-cell>
          <table:table-cell table:style-name="ce38"/>
          <table:table-cell/>
          <table:table-cell table:style-name="ce38" table:formula="of:=DEC2HEX([.Q7])" office:value-type="string" office:string-value="0" calcext:value-type="string">
            <text:p>0</text:p>
          </table:table-cell>
          <table:table-cell table:style-name="ce38" table:formula="of:=DEC2HEX([.R7])" office:value-type="string" office:string-value="1E" calcext:value-type="string">
            <text:p>1E</text:p>
          </table:table-cell>
          <table:table-cell table:style-name="ce38" table:formula="of:=DEC2HEX([.S7])" office:value-type="string" office:string-value="1D" calcext:value-type="string">
            <text:p>1D</text:p>
          </table:table-cell>
          <table:table-cell table:style-name="ce38" table:number-columns-repeated="3"/>
          <table:table-cell/>
        </table:table-row>
        <table:table-row table:style-name="ro2" table:visibility="collapse">
          <table:table-cell/>
          <table:table-cell table:style-name="ce36" table:formula="of:=DEC2HEX([.B8])" office:value-type="string" office:string-value="13" calcext:value-type="string">
            <text:p>13</text:p>
          </table:table-cell>
          <table:table-cell table:style-name="ce38" table:formula="of:=DEC2HEX([.C8])" office:value-type="string" office:string-value="13" calcext:value-type="string">
            <text:p>13</text:p>
          </table:table-cell>
          <table:table-cell table:style-name="ce38" table:formula="of:=DEC2HEX([.D8])" office:value-type="string" office:string-value="26" calcext:value-type="string">
            <text:p>26</text:p>
          </table:table-cell>
          <table:table-cell table:style-name="ce38" table:number-columns-repeated="2"/>
          <table:table-cell table:style-name="ce38" table:formula="of:=DEC2HEX([.G8])" office:value-type="string" office:string-value="8C" calcext:value-type="string">
            <text:p>8C</text:p>
          </table:table-cell>
          <table:table-cell table:style-name="ce38" table:formula="of:=DEC2HEX([.H8])" office:value-type="string" office:string-value="2E" calcext:value-type="string">
            <text:p>2E</text:p>
          </table:table-cell>
          <table:table-cell table:style-name="ce38" table:formula="of:=DEC2HEX([.I8])" office:value-type="string" office:string-value="86" calcext:value-type="string">
            <text:p>86</text:p>
          </table:table-cell>
          <table:table-cell table:style-name="ce38" table:number-columns-repeated="2"/>
          <table:table-cell table:style-name="ce38" table:formula="of:=DEC2HEX([.L8])" office:value-type="string" office:string-value="D9" calcext:value-type="string">
            <text:p>D9</text:p>
          </table:table-cell>
          <table:table-cell table:style-name="ce38" table:formula="of:=DEC2HEX([.M8])" office:value-type="string" office:string-value="49" calcext:value-type="string">
            <text:p>49</text:p>
          </table:table-cell>
          <table:table-cell table:style-name="ce38" table:formula="of:=DEC2HEX([.N8])" office:value-type="string" office:string-value="D" calcext:value-type="string">
            <text:p>D</text:p>
          </table:table-cell>
          <table:table-cell table:style-name="ce38"/>
          <table:table-cell/>
          <table:table-cell table:style-name="ce38" table:formula="of:=DEC2HEX([.Q8])" office:value-type="string" office:string-value="0" calcext:value-type="string">
            <text:p>0</text:p>
          </table:table-cell>
          <table:table-cell table:style-name="ce38" table:formula="of:=DEC2HEX([.R8])" office:value-type="string" office:string-value="11" calcext:value-type="string">
            <text:p>11</text:p>
          </table:table-cell>
          <table:table-cell table:style-name="ce38" table:formula="of:=DEC2HEX([.S8])" office:value-type="string" office:string-value="25" calcext:value-type="string">
            <text:p>25</text:p>
          </table:table-cell>
          <table:table-cell table:style-name="ce38" table:number-columns-repeated="3"/>
          <table:table-cell/>
        </table:table-row>
        <table:table-row table:style-name="ro2" table:visibility="collapse">
          <table:table-cell/>
          <table:table-cell table:style-name="ce36" table:formula="of:=DEC2HEX([.B9])" office:value-type="string" office:string-value="16" calcext:value-type="string">
            <text:p>16</text:p>
          </table:table-cell>
          <table:table-cell table:style-name="ce38" table:formula="of:=DEC2HEX([.C9])" office:value-type="string" office:string-value="16" calcext:value-type="string">
            <text:p>16</text:p>
          </table:table-cell>
          <table:table-cell table:style-name="ce38" table:formula="of:=DEC2HEX([.D9])" office:value-type="string" office:string-value="24" calcext:value-type="string">
            <text:p>24</text:p>
          </table:table-cell>
          <table:table-cell table:style-name="ce38" table:number-columns-repeated="2"/>
          <table:table-cell table:style-name="ce38" table:formula="of:=DEC2HEX([.G9])" office:value-type="string" office:string-value="A2" calcext:value-type="string">
            <text:p>A2</text:p>
          </table:table-cell>
          <table:table-cell table:style-name="ce38" table:formula="of:=DEC2HEX([.H9])" office:value-type="string" office:string-value="36" calcext:value-type="string">
            <text:p>36</text:p>
          </table:table-cell>
          <table:table-cell table:style-name="ce38" table:formula="of:=DEC2HEX([.I9])" office:value-type="string" office:string-value="83" calcext:value-type="string">
            <text:p>83</text:p>
          </table:table-cell>
          <table:table-cell table:style-name="ce38" table:number-columns-repeated="2"/>
          <table:table-cell table:style-name="ce38" table:formula="of:=DEC2HEX([.L9])" office:value-type="string" office:string-value="D8" calcext:value-type="string">
            <text:p>D8</text:p>
          </table:table-cell>
          <table:table-cell table:style-name="ce38" table:formula="of:=DEC2HEX([.M9])" office:value-type="string" office:string-value="54" calcext:value-type="string">
            <text:p>54</text:p>
          </table:table-cell>
          <table:table-cell table:style-name="ce38" table:formula="of:=DEC2HEX([.N9])" office:value-type="string" office:string-value="6" calcext:value-type="string">
            <text:p>6</text:p>
          </table:table-cell>
          <table:table-cell table:style-name="ce38"/>
          <table:table-cell/>
          <table:table-cell table:style-name="ce38" table:formula="of:=DEC2HEX([.Q9])" office:value-type="string" office:string-value="0" calcext:value-type="string">
            <text:p>0</text:p>
          </table:table-cell>
          <table:table-cell table:style-name="ce38" table:formula="of:=DEC2HEX([.R9])" office:value-type="string" office:string-value="7" calcext:value-type="string">
            <text:p>7</text:p>
          </table:table-cell>
          <table:table-cell table:style-name="ce38" table:formula="of:=DEC2HEX([.S9])" office:value-type="string" office:string-value="2B" calcext:value-type="string">
            <text:p>2B</text:p>
          </table:table-cell>
          <table:table-cell table:style-name="ce38" table:number-columns-repeated="3"/>
          <table:table-cell/>
        </table:table-row>
        <table:table-row table:style-name="ro2" table:visibility="collapse">
          <table:table-cell/>
          <table:table-cell table:style-name="ce36" table:formula="of:=DEC2HEX([.B10])" office:value-type="string" office:string-value="18" calcext:value-type="string">
            <text:p>18</text:p>
          </table:table-cell>
          <table:table-cell table:style-name="ce38" table:formula="of:=DEC2HEX([.C10])" office:value-type="string" office:string-value="18" calcext:value-type="string">
            <text:p>18</text:p>
          </table:table-cell>
          <table:table-cell table:style-name="ce38" table:formula="of:=DEC2HEX([.D10])" office:value-type="string" office:string-value="23" calcext:value-type="string">
            <text:p>23</text:p>
          </table:table-cell>
          <table:table-cell table:style-name="ce38" table:number-columns-repeated="2"/>
          <table:table-cell table:style-name="ce38" table:formula="of:=DEC2HEX([.G10])" office:value-type="string" office:string-value="AF" calcext:value-type="string">
            <text:p>AF</text:p>
          </table:table-cell>
          <table:table-cell table:style-name="ce38" table:formula="of:=DEC2HEX([.H10])" office:value-type="string" office:string-value="3A" calcext:value-type="string">
            <text:p>3A</text:p>
          </table:table-cell>
          <table:table-cell table:style-name="ce38" table:formula="of:=DEC2HEX([.I10])" office:value-type="string" office:string-value="82" calcext:value-type="string">
            <text:p>82</text:p>
          </table:table-cell>
          <table:table-cell table:style-name="ce38" table:number-columns-repeated="2"/>
          <table:table-cell table:style-name="ce38" table:formula="of:=DEC2HEX([.L10])" office:value-type="string" office:string-value="D8" calcext:value-type="string">
            <text:p>D8</text:p>
          </table:table-cell>
          <table:table-cell table:style-name="ce38" table:formula="of:=DEC2HEX([.M10])" office:value-type="string" office:string-value="5B" calcext:value-type="string">
            <text:p>5B</text:p>
          </table:table-cell>
          <table:table-cell table:style-name="ce38" table:formula="of:=DEC2HEX([.N10])" office:value-type="string" office:string-value="1" calcext:value-type="string">
            <text:p>1</text:p>
          </table:table-cell>
          <table:table-cell table:style-name="ce38"/>
          <table:table-cell/>
          <table:table-cell table:style-name="ce38" table:formula="of:=DEC2HEX([.Q10])" office:value-type="string" office:string-value="0" calcext:value-type="string">
            <text:p>0</text:p>
          </table:table-cell>
          <table:table-cell table:style-name="ce38" table:formula="of:=DEC2HEX([.R10])" office:value-type="string" office:string-value="2" calcext:value-type="string">
            <text:p>2</text:p>
          </table:table-cell>
          <table:table-cell table:style-name="ce38" table:formula="of:=DEC2HEX([.S10])" office:value-type="string" office:string-value="2E" calcext:value-type="string">
            <text:p>2E</text:p>
          </table:table-cell>
          <table:table-cell table:style-name="ce38" table:number-columns-repeated="3"/>
          <table:table-cell/>
        </table:table-row>
        <table:table-row table:style-name="ro2" table:visibility="collapse">
          <table:table-cell/>
          <table:table-cell table:style-name="ce37" table:formula="of:=DEC2HEX([.B11])" office:value-type="string" office:string-value="19" calcext:value-type="string">
            <text:p>19</text:p>
          </table:table-cell>
          <table:table-cell table:style-name="ce40" table:formula="of:=DEC2HEX([.C11])" office:value-type="string" office:string-value="19" calcext:value-type="string">
            <text:p>19</text:p>
          </table:table-cell>
          <table:table-cell table:style-name="ce40" table:formula="of:=DEC2HEX([.D11])" office:value-type="string" office:string-value="23" calcext:value-type="string">
            <text:p>23</text:p>
          </table:table-cell>
          <table:table-cell table:style-name="ce40" table:number-columns-repeated="2"/>
          <table:table-cell table:style-name="ce40" table:formula="of:=DEC2HEX([.G11])" office:value-type="string" office:string-value="B4" calcext:value-type="string">
            <text:p>B4</text:p>
          </table:table-cell>
          <table:table-cell table:style-name="ce40" table:formula="of:=DEC2HEX([.H11])" office:value-type="string" office:string-value="3C" calcext:value-type="string">
            <text:p>3C</text:p>
          </table:table-cell>
          <table:table-cell table:style-name="ce40" table:formula="of:=DEC2HEX([.I11])" office:value-type="string" office:string-value="82" calcext:value-type="string">
            <text:p>82</text:p>
          </table:table-cell>
          <table:table-cell table:style-name="ce40" table:number-columns-repeated="2"/>
          <table:table-cell table:style-name="ce40" table:formula="of:=DEC2HEX([.L11])" office:value-type="string" office:string-value="D8" calcext:value-type="string">
            <text:p>D8</text:p>
          </table:table-cell>
          <table:table-cell table:style-name="ce40" table:formula="of:=DEC2HEX([.M11])" office:value-type="string" office:string-value="5E" calcext:value-type="string">
            <text:p>5E</text:p>
          </table:table-cell>
          <table:table-cell table:style-name="ce40" table:formula="of:=DEC2HEX([.N11])" office:value-type="string" office:string-value="0" calcext:value-type="string">
            <text:p>0</text:p>
          </table:table-cell>
          <table:table-cell table:style-name="ce40"/>
          <table:table-cell/>
          <table:table-cell table:style-name="ce40" table:formula="of:=DEC2HEX([.Q11])" office:value-type="string" office:string-value="0" calcext:value-type="string">
            <text:p>0</text:p>
          </table:table-cell>
          <table:table-cell table:style-name="ce40" table:formula="of:=DEC2HEX([.R11])" office:value-type="string" office:string-value="0" calcext:value-type="string">
            <text:p>0</text:p>
          </table:table-cell>
          <table:table-cell table:style-name="ce40" table:formula="of:=DEC2HEX([.S11])" office:value-type="string" office:string-value="30" calcext:value-type="string">
            <text:p>30</text:p>
          </table:table-cell>
          <table:table-cell table:style-name="ce38" table:number-columns-repeated="3"/>
          <table:table-cell/>
        </table:table-row>
        <table:table-row table:style-name="ro2" table:visibility="collapse">
          <table:table-cell/>
          <table:table-cell table:style-name="ce38" table:number-columns-repeated="14"/>
          <table:table-cell/>
          <table:table-cell table:style-name="Default"/>
          <table:table-cell/>
          <table:table-cell table:style-name="ce38" table:number-columns-repeated="4"/>
          <table:table-cell/>
        </table:table-row>
        <table:table-row table:style-name="ro2" table:visibility="collapse">
          <table:table-cell/>
          <table:table-cell table:style-name="Default" table:formula="of:=IF(LEN(TEXT([.B15];[.B15]))=1;CONCATENATE(&quot;0&quot;;TEXT( [.B15];[.B15]));[.B15])" office:value-type="string" office:string-value="00" calcext:value-type="string">
            <text:p>00</text:p>
          </table:table-cell>
          <table:table-cell table:formula="of:=IF(LEN(TEXT([.C15];[.C15]))=1;CONCATENATE(&quot;0&quot;;TEXT( [.C15];[.C15]));[.C15])" office:value-type="string" office:string-value="00" calcext:value-type="string">
            <text:p>00</text:p>
          </table:table-cell>
          <table:table-cell table:formula="of:=IF(LEN(TEXT([.D15];[.D15]))=1;CONCATENATE(&quot;0&quot;;TEXT( [.D15];[.D15]));[.D15])" office:value-type="string" office:string-value="32" calcext:value-type="string">
            <text:p>32</text:p>
          </table:table-cell>
          <table:table-cell table:number-columns-repeated="2"/>
          <table:table-cell table:style-name="Default" table:formula="of:=IF(LEN(TEXT([.G15];[.G15]))=1;CONCATENATE(&quot;0&quot;;TEXT( [.G15];[.G15]));[.G15])" office:value-type="string" office:string-value="00" calcext:value-type="string">
            <text:p>00</text:p>
          </table:table-cell>
          <table:table-cell table:formula="of:=IF(LEN(TEXT([.H15];[.H15]))=1;CONCATENATE(&quot;0&quot;;TEXT( [.H15];[.H15]));[.H15])" office:value-type="string" office:string-value="00" calcext:value-type="string">
            <text:p>00</text:p>
          </table:table-cell>
          <table:table-cell table:formula="of:=IF(LEN(TEXT([.I15];[.I15]))=1;CONCATENATE(&quot;0&quot;;TEXT( [.I15];[.I15]));[.I15])" office:value-type="string" office:string-value="96" calcext:value-type="string">
            <text:p>96</text:p>
          </table:table-cell>
          <table:table-cell table:number-columns-repeated="2"/>
          <table:table-cell table:style-name="Default" table:formula="of:=IF(LEN(TEXT([.L15];[.L15]))=1;CONCATENATE(&quot;0&quot;;TEXT( [.L15];[.L15]));[.L15])" office:value-type="string" office:string-value="DD" calcext:value-type="string">
            <text:p>DD</text:p>
          </table:table-cell>
          <table:table-cell table:formula="of:=IF(LEN(TEXT([.M15];[.M15]))=1;CONCATENATE(&quot;0&quot;;TEXT( [.M15];[.M15]));[.M15])" office:value-type="string" office:string-value="00" calcext:value-type="string">
            <text:p>00</text:p>
          </table:table-cell>
          <table:table-cell table:formula="of:=IF(LEN(TEXT([.N15];[.N15]))=1;CONCATENATE(&quot;0&quot;;TEXT( [.N15];[.N15]));[.N15])" office:value-type="string" office:string-value="40" calcext:value-type="string">
            <text:p>40</text:p>
          </table:table-cell>
          <table:table-cell table:number-columns-repeated="2"/>
          <table:table-cell table:style-name="Default" table:formula="of:=IF(LEN(TEXT([.Q15];[.Q15]))=1;CONCATENATE(&quot;0&quot;;TEXT( [.Q15];[.Q15]));[.Q15])" office:value-type="string" office:string-value="00" calcext:value-type="string">
            <text:p>00</text:p>
          </table:table-cell>
          <table:table-cell table:formula="of:=IF(LEN(TEXT([.R15];[.R15]))=1;CONCATENATE(&quot;0&quot;;TEXT( [.R15];[.R15]));[.R15])" office:value-type="string" office:string-value="50" calcext:value-type="string">
            <text:p>50</text:p>
          </table:table-cell>
          <table:table-cell table:formula="of:=IF(LEN(TEXT([.S15];[.S15]))=1;CONCATENATE(&quot;0&quot;;TEXT( [.S15];[.S15]));[.S15]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2" table:visibility="collapse">
          <table:table-cell/>
          <table:table-cell table:style-name="Default" table:formula="of:=IF(LEN(TEXT([.B16];[.B16]))=1;CONCATENATE(&quot;0&quot;;TEXT( [.B16];[.B16]));[.B16])" office:value-type="string" office:string-value="05" calcext:value-type="string">
            <text:p>05</text:p>
          </table:table-cell>
          <table:table-cell table:formula="of:=IF(LEN(TEXT([.C16];[.C16]))=1;CONCATENATE(&quot;0&quot;;TEXT( [.C16];[.C16]));[.C16])" office:value-type="string" office:string-value="05" calcext:value-type="string">
            <text:p>05</text:p>
          </table:table-cell>
          <table:table-cell table:formula="of:=IF(LEN(TEXT([.D16];[.D16]))=1;CONCATENATE(&quot;0&quot;;TEXT( [.D16];[.D16]));[.D16])" office:value-type="string" office:string-value="2E" calcext:value-type="string">
            <text:p>2E</text:p>
          </table:table-cell>
          <table:table-cell table:number-columns-repeated="2"/>
          <table:table-cell table:style-name="Default" table:formula="of:=IF(LEN(TEXT([.G16];[.G16]))=1;CONCATENATE(&quot;0&quot;;TEXT( [.G16];[.G16]));[.G16])" office:value-type="string" office:string-value="28" calcext:value-type="string">
            <text:p>28</text:p>
          </table:table-cell>
          <table:table-cell table:formula="of:=IF(LEN(TEXT([.H16];[.H16]))=1;CONCATENATE(&quot;0&quot;;TEXT( [.H16];[.H16]));[.H16])" office:value-type="string" office:string-value="0D" calcext:value-type="string">
            <text:p>0D</text:p>
          </table:table-cell>
          <table:table-cell table:formula="of:=IF(LEN(TEXT([.I16];[.I16]))=1;CONCATENATE(&quot;0&quot;;TEXT( [.I16];[.I16]));[.I16])" office:value-type="string" office:string-value="91" calcext:value-type="string">
            <text:p>91</text:p>
          </table:table-cell>
          <table:table-cell table:number-columns-repeated="2"/>
          <table:table-cell table:style-name="Default" table:formula="of:=IF(LEN(TEXT([.L16];[.L16]))=1;CONCATENATE(&quot;0&quot;;TEXT( [.L16];[.L16]));[.L16])" office:value-type="string" office:string-value="DB" calcext:value-type="string">
            <text:p>DB</text:p>
          </table:table-cell>
          <table:table-cell table:formula="of:=IF(LEN(TEXT([.M16];[.M16]))=1;CONCATENATE(&quot;0&quot;;TEXT( [.M16];[.M16]));[.M16])" office:value-type="string" office:string-value="14" calcext:value-type="string">
            <text:p>14</text:p>
          </table:table-cell>
          <table:table-cell table:formula="of:=IF(LEN(TEXT([.N16];[.N16]))=1;CONCATENATE(&quot;0&quot;;TEXT( [.N16];[.N16]));[.N16])" office:value-type="string" office:string-value="31" calcext:value-type="string">
            <text:p>31</text:p>
          </table:table-cell>
          <table:table-cell table:number-columns-repeated="2"/>
          <table:table-cell table:style-name="Default" table:formula="of:=IF(LEN(TEXT([.Q16];[.Q16]))=1;CONCATENATE(&quot;0&quot;;TEXT( [.Q16];[.Q16]));[.Q16])" office:value-type="string" office:string-value="00" calcext:value-type="string">
            <text:p>00</text:p>
          </table:table-cell>
          <table:table-cell table:formula="of:=IF(LEN(TEXT([.R16];[.R16]))=1;CONCATENATE(&quot;0&quot;;TEXT( [.R16];[.R16]));[.R16])" office:value-type="string" office:string-value="3E" calcext:value-type="string">
            <text:p>3E</text:p>
          </table:table-cell>
          <table:table-cell table:formula="of:=IF(LEN(TEXT([.S16];[.S16]))=1;CONCATENATE(&quot;0&quot;;TEXT( [.S16];[.S16]));[.S16])" office:value-type="string" office:string-value="0A" calcext:value-type="string">
            <text:p>0A</text:p>
          </table:table-cell>
          <table:table-cell table:number-columns-repeated="4"/>
        </table:table-row>
        <table:table-row table:style-name="ro2" table:visibility="collapse">
          <table:table-cell/>
          <table:table-cell table:style-name="Default" table:formula="of:=IF(LEN(TEXT([.B17];[.B17]))=1;CONCATENATE(&quot;0&quot;;TEXT( [.B17];[.B17]));[.B17])" office:value-type="string" office:string-value="0A" calcext:value-type="string">
            <text:p>0A</text:p>
          </table:table-cell>
          <table:table-cell table:formula="of:=IF(LEN(TEXT([.C17];[.C17]))=1;CONCATENATE(&quot;0&quot;;TEXT( [.C17];[.C17]));[.C17])" office:value-type="string" office:string-value="0A" calcext:value-type="string">
            <text:p>0A</text:p>
          </table:table-cell>
          <table:table-cell table:formula="of:=IF(LEN(TEXT([.D17];[.D17]))=1;CONCATENATE(&quot;0&quot;;TEXT( [.D17];[.D17]));[.D17])" office:value-type="string" office:string-value="2B" calcext:value-type="string">
            <text:p>2B</text:p>
          </table:table-cell>
          <table:table-cell table:number-columns-repeated="2"/>
          <table:table-cell table:style-name="Default" table:formula="of:=IF(LEN(TEXT([.G17];[.G17]))=1;CONCATENATE(&quot;0&quot;;TEXT( [.G17];[.G17]));[.G17])" office:value-type="string" office:string-value="4E" calcext:value-type="string">
            <text:p>4E</text:p>
          </table:table-cell>
          <table:table-cell table:formula="of:=IF(LEN(TEXT([.H17];[.H17]))=1;CONCATENATE(&quot;0&quot;;TEXT( [.H17];[.H17]));[.H17])" office:value-type="string" office:string-value="1A" calcext:value-type="string">
            <text:p>1A</text:p>
          </table:table-cell>
          <table:table-cell table:formula="of:=IF(LEN(TEXT([.I17];[.I17]))=1;CONCATENATE(&quot;0&quot;;TEXT( [.I17];[.I17]));[.I17])" office:value-type="string" office:string-value="8D" calcext:value-type="string">
            <text:p>8D</text:p>
          </table:table-cell>
          <table:table-cell table:number-columns-repeated="2"/>
          <table:table-cell table:style-name="Default" table:formula="of:=IF(LEN(TEXT([.L17];[.L17]))=1;CONCATENATE(&quot;0&quot;;TEXT( [.L17];[.L17]));[.L17])" office:value-type="string" office:string-value="DA" calcext:value-type="string">
            <text:p>DA</text:p>
          </table:table-cell>
          <table:table-cell table:formula="of:=IF(LEN(TEXT([.M17];[.M17]))=1;CONCATENATE(&quot;0&quot;;TEXT( [.M17];[.M17]));[.M17])" office:value-type="string" office:string-value="28" calcext:value-type="string">
            <text:p>28</text:p>
          </table:table-cell>
          <table:table-cell table:formula="of:=IF(LEN(TEXT([.N17];[.N17]))=1;CONCATENATE(&quot;0&quot;;TEXT( [.N17];[.N17]));[.N17])" office:value-type="string" office:string-value="24" calcext:value-type="string">
            <text:p>24</text:p>
          </table:table-cell>
          <table:table-cell table:number-columns-repeated="2"/>
          <table:table-cell table:style-name="Default" table:formula="of:=IF(LEN(TEXT([.Q17];[.Q17]))=1;CONCATENATE(&quot;0&quot;;TEXT( [.Q17];[.Q17]));[.Q17])" office:value-type="string" office:string-value="00" calcext:value-type="string">
            <text:p>00</text:p>
          </table:table-cell>
          <table:table-cell table:formula="of:=IF(LEN(TEXT([.R17];[.R17]))=1;CONCATENATE(&quot;0&quot;;TEXT( [.R17];[.R17]));[.R17])" office:value-type="string" office:string-value="2D" calcext:value-type="string">
            <text:p>2D</text:p>
          </table:table-cell>
          <table:table-cell table:formula="of:=IF(LEN(TEXT([.S17];[.S17]))=1;CONCATENATE(&quot;0&quot;;TEXT( [.S17];[.S17]));[.S17])" office:value-type="string" office:string-value="14" calcext:value-type="string">
            <text:p>14</text:p>
          </table:table-cell>
          <table:table-cell table:number-columns-repeated="4"/>
        </table:table-row>
        <table:table-row table:style-name="ro2" table:visibility="collapse">
          <table:table-cell/>
          <table:table-cell table:style-name="Default" table:formula="of:=IF(LEN(TEXT([.B18];[.B18]))=1;CONCATENATE(&quot;0&quot;;TEXT( [.B18];[.B18]));[.B18])" office:value-type="string" office:string-value="0F" calcext:value-type="string">
            <text:p>0F</text:p>
          </table:table-cell>
          <table:table-cell table:formula="of:=IF(LEN(TEXT([.C18];[.C18]))=1;CONCATENATE(&quot;0&quot;;TEXT( [.C18];[.C18]));[.C18])" office:value-type="string" office:string-value="0F" calcext:value-type="string">
            <text:p>0F</text:p>
          </table:table-cell>
          <table:table-cell table:formula="of:=IF(LEN(TEXT([.D18];[.D18]))=1;CONCATENATE(&quot;0&quot;;TEXT( [.D18];[.D18]));[.D18])" office:value-type="string" office:string-value="28" calcext:value-type="string">
            <text:p>28</text:p>
          </table:table-cell>
          <table:table-cell table:number-columns-repeated="2"/>
          <table:table-cell table:style-name="Default" table:formula="of:=IF(LEN(TEXT([.G18];[.G18]))=1;CONCATENATE(&quot;0&quot;;TEXT( [.G18];[.G18]));[.G18])" office:value-type="string" office:string-value="70" calcext:value-type="string">
            <text:p>70</text:p>
          </table:table-cell>
          <table:table-cell table:formula="of:=IF(LEN(TEXT([.H18];[.H18]))=1;CONCATENATE(&quot;0&quot;;TEXT( [.H18];[.H18]));[.H18])" office:value-type="string" office:string-value="25" calcext:value-type="string">
            <text:p>25</text:p>
          </table:table-cell>
          <table:table-cell table:formula="of:=IF(LEN(TEXT([.I18];[.I18]))=1;CONCATENATE(&quot;0&quot;;TEXT( [.I18];[.I18]));[.I18])" office:value-type="string" office:string-value="89" calcext:value-type="string">
            <text:p>89</text:p>
          </table:table-cell>
          <table:table-cell table:number-columns-repeated="2"/>
          <table:table-cell table:style-name="Default" table:formula="of:=IF(LEN(TEXT([.L18];[.L18]))=1;CONCATENATE(&quot;0&quot;;TEXT( [.L18];[.L18]));[.L18])" office:value-type="string" office:string-value="D9" calcext:value-type="string">
            <text:p>D9</text:p>
          </table:table-cell>
          <table:table-cell table:formula="of:=IF(LEN(TEXT([.M18];[.M18]))=1;CONCATENATE(&quot;0&quot;;TEXT( [.M18];[.M18]));[.M18])" office:value-type="string" office:string-value="3A" calcext:value-type="string">
            <text:p>3A</text:p>
          </table:table-cell>
          <table:table-cell table:formula="of:=IF(LEN(TEXT([.N18];[.N18]))=1;CONCATENATE(&quot;0&quot;;TEXT( [.N18];[.N18]));[.N18])" office:value-type="string" office:string-value="18" calcext:value-type="string">
            <text:p>18</text:p>
          </table:table-cell>
          <table:table-cell table:number-columns-repeated="2"/>
          <table:table-cell table:style-name="Default" table:formula="of:=IF(LEN(TEXT([.Q18];[.Q18]))=1;CONCATENATE(&quot;0&quot;;TEXT( [.Q18];[.Q18]));[.Q18])" office:value-type="string" office:string-value="00" calcext:value-type="string">
            <text:p>00</text:p>
          </table:table-cell>
          <table:table-cell table:formula="of:=IF(LEN(TEXT([.R18];[.R18]))=1;CONCATENATE(&quot;0&quot;;TEXT( [.R18];[.R18]));[.R18])" office:value-type="string" office:string-value="1E" calcext:value-type="string">
            <text:p>1E</text:p>
          </table:table-cell>
          <table:table-cell table:formula="of:=IF(LEN(TEXT([.S18];[.S18]))=1;CONCATENATE(&quot;0&quot;;TEXT( [.S18];[.S18]));[.S18])" office:value-type="string" office:string-value="1D" calcext:value-type="string">
            <text:p>1D</text:p>
          </table:table-cell>
          <table:table-cell table:number-columns-repeated="4"/>
        </table:table-row>
        <table:table-row table:style-name="ro2" table:visibility="collapse">
          <table:table-cell/>
          <table:table-cell table:style-name="Default" table:formula="of:=IF(LEN(TEXT([.B19];[.B19]))=1;CONCATENATE(&quot;0&quot;;TEXT( [.B19];[.B19]));[.B19])" office:value-type="string" office:string-value="13" calcext:value-type="string">
            <text:p>13</text:p>
          </table:table-cell>
          <table:table-cell table:formula="of:=IF(LEN(TEXT([.C19];[.C19]))=1;CONCATENATE(&quot;0&quot;;TEXT( [.C19];[.C19]));[.C19])" office:value-type="string" office:string-value="13" calcext:value-type="string">
            <text:p>13</text:p>
          </table:table-cell>
          <table:table-cell table:formula="of:=IF(LEN(TEXT([.D19];[.D19]))=1;CONCATENATE(&quot;0&quot;;TEXT( [.D19];[.D19]));[.D19])" office:value-type="string" office:string-value="26" calcext:value-type="string">
            <text:p>26</text:p>
          </table:table-cell>
          <table:table-cell table:number-columns-repeated="2"/>
          <table:table-cell table:style-name="Default" table:formula="of:=IF(LEN(TEXT([.G19];[.G19]))=1;CONCATENATE(&quot;0&quot;;TEXT( [.G19];[.G19]));[.G19])" office:value-type="string" office:string-value="8C" calcext:value-type="string">
            <text:p>8C</text:p>
          </table:table-cell>
          <table:table-cell table:formula="of:=IF(LEN(TEXT([.H19];[.H19]))=1;CONCATENATE(&quot;0&quot;;TEXT( [.H19];[.H19]));[.H19])" office:value-type="string" office:string-value="2E" calcext:value-type="string">
            <text:p>2E</text:p>
          </table:table-cell>
          <table:table-cell table:formula="of:=IF(LEN(TEXT([.I19];[.I19]))=1;CONCATENATE(&quot;0&quot;;TEXT( [.I19];[.I19]));[.I19])" office:value-type="string" office:string-value="86" calcext:value-type="string">
            <text:p>86</text:p>
          </table:table-cell>
          <table:table-cell table:number-columns-repeated="2"/>
          <table:table-cell table:style-name="Default" table:formula="of:=IF(LEN(TEXT([.L19];[.L19]))=1;CONCATENATE(&quot;0&quot;;TEXT( [.L19];[.L19]));[.L19])" office:value-type="string" office:string-value="D9" calcext:value-type="string">
            <text:p>D9</text:p>
          </table:table-cell>
          <table:table-cell table:formula="of:=IF(LEN(TEXT([.M19];[.M19]))=1;CONCATENATE(&quot;0&quot;;TEXT( [.M19];[.M19]));[.M19])" office:value-type="string" office:string-value="49" calcext:value-type="string">
            <text:p>49</text:p>
          </table:table-cell>
          <table:table-cell table:formula="of:=IF(LEN(TEXT([.N19];[.N19]))=1;CONCATENATE(&quot;0&quot;;TEXT( [.N19];[.N19]));[.N19])" office:value-type="string" office:string-value="0D" calcext:value-type="string">
            <text:p>0D</text:p>
          </table:table-cell>
          <table:table-cell table:number-columns-repeated="2"/>
          <table:table-cell table:style-name="Default" table:formula="of:=IF(LEN(TEXT([.Q19];[.Q19]))=1;CONCATENATE(&quot;0&quot;;TEXT( [.Q19];[.Q19]));[.Q19])" office:value-type="string" office:string-value="00" calcext:value-type="string">
            <text:p>00</text:p>
          </table:table-cell>
          <table:table-cell table:formula="of:=IF(LEN(TEXT([.R19];[.R19]))=1;CONCATENATE(&quot;0&quot;;TEXT( [.R19];[.R19]));[.R19])" office:value-type="string" office:string-value="11" calcext:value-type="string">
            <text:p>11</text:p>
          </table:table-cell>
          <table:table-cell table:formula="of:=IF(LEN(TEXT([.S19];[.S19]))=1;CONCATENATE(&quot;0&quot;;TEXT( [.S19];[.S19]));[.S19])" office:value-type="string" office:string-value="25" calcext:value-type="string">
            <text:p>25</text:p>
          </table:table-cell>
          <table:table-cell table:number-columns-repeated="4"/>
        </table:table-row>
        <table:table-row table:style-name="ro2" table:visibility="collapse">
          <table:table-cell/>
          <table:table-cell table:style-name="Default" table:formula="of:=IF(LEN(TEXT([.B20];[.B20]))=1;CONCATENATE(&quot;0&quot;;TEXT( [.B20];[.B20]));[.B20])" office:value-type="string" office:string-value="16" calcext:value-type="string">
            <text:p>16</text:p>
          </table:table-cell>
          <table:table-cell table:formula="of:=IF(LEN(TEXT([.C20];[.C20]))=1;CONCATENATE(&quot;0&quot;;TEXT( [.C20];[.C20]));[.C20])" office:value-type="string" office:string-value="16" calcext:value-type="string">
            <text:p>16</text:p>
          </table:table-cell>
          <table:table-cell table:formula="of:=IF(LEN(TEXT([.D20];[.D20]))=1;CONCATENATE(&quot;0&quot;;TEXT( [.D20];[.D20]));[.D20])" office:value-type="string" office:string-value="24" calcext:value-type="string">
            <text:p>24</text:p>
          </table:table-cell>
          <table:table-cell table:number-columns-repeated="2"/>
          <table:table-cell table:style-name="Default" table:formula="of:=IF(LEN(TEXT([.G20];[.G20]))=1;CONCATENATE(&quot;0&quot;;TEXT( [.G20];[.G20]));[.G20])" office:value-type="string" office:string-value="A2" calcext:value-type="string">
            <text:p>A2</text:p>
          </table:table-cell>
          <table:table-cell table:formula="of:=IF(LEN(TEXT([.H20];[.H20]))=1;CONCATENATE(&quot;0&quot;;TEXT( [.H20];[.H20]));[.H20])" office:value-type="string" office:string-value="36" calcext:value-type="string">
            <text:p>36</text:p>
          </table:table-cell>
          <table:table-cell table:formula="of:=IF(LEN(TEXT([.I20];[.I20]))=1;CONCATENATE(&quot;0&quot;;TEXT( [.I20];[.I20]));[.I20])" office:value-type="string" office:string-value="83" calcext:value-type="string">
            <text:p>83</text:p>
          </table:table-cell>
          <table:table-cell table:number-columns-repeated="2"/>
          <table:table-cell table:style-name="Default" table:formula="of:=IF(LEN(TEXT([.L20];[.L20]))=1;CONCATENATE(&quot;0&quot;;TEXT( [.L20];[.L20]));[.L20])" office:value-type="string" office:string-value="D8" calcext:value-type="string">
            <text:p>D8</text:p>
          </table:table-cell>
          <table:table-cell table:formula="of:=IF(LEN(TEXT([.M20];[.M20]))=1;CONCATENATE(&quot;0&quot;;TEXT( [.M20];[.M20]));[.M20])" office:value-type="string" office:string-value="54" calcext:value-type="string">
            <text:p>54</text:p>
          </table:table-cell>
          <table:table-cell table:formula="of:=IF(LEN(TEXT([.N20];[.N20]))=1;CONCATENATE(&quot;0&quot;;TEXT( [.N20];[.N20]));[.N20])" office:value-type="string" office:string-value="06" calcext:value-type="string">
            <text:p>06</text:p>
          </table:table-cell>
          <table:table-cell table:number-columns-repeated="2"/>
          <table:table-cell table:style-name="Default" table:formula="of:=IF(LEN(TEXT([.Q20];[.Q20]))=1;CONCATENATE(&quot;0&quot;;TEXT( [.Q20];[.Q20]));[.Q20])" office:value-type="string" office:string-value="00" calcext:value-type="string">
            <text:p>00</text:p>
          </table:table-cell>
          <table:table-cell table:formula="of:=IF(LEN(TEXT([.R20];[.R20]))=1;CONCATENATE(&quot;0&quot;;TEXT( [.R20];[.R20]));[.R20])" office:value-type="string" office:string-value="07" calcext:value-type="string">
            <text:p>07</text:p>
          </table:table-cell>
          <table:table-cell table:formula="of:=IF(LEN(TEXT([.S20];[.S20]))=1;CONCATENATE(&quot;0&quot;;TEXT( [.S20];[.S20]));[.S20])" office:value-type="string" office:string-value="2B" calcext:value-type="string">
            <text:p>2B</text:p>
          </table:table-cell>
          <table:table-cell table:number-columns-repeated="4"/>
        </table:table-row>
        <table:table-row table:style-name="ro2" table:visibility="collapse">
          <table:table-cell/>
          <table:table-cell table:style-name="Default" table:formula="of:=IF(LEN(TEXT([.B21];[.B21]))=1;CONCATENATE(&quot;0&quot;;TEXT( [.B21];[.B21]));[.B21])" office:value-type="string" office:string-value="18" calcext:value-type="string">
            <text:p>18</text:p>
          </table:table-cell>
          <table:table-cell table:formula="of:=IF(LEN(TEXT([.C21];[.C21]))=1;CONCATENATE(&quot;0&quot;;TEXT( [.C21];[.C21]));[.C21])" office:value-type="string" office:string-value="18" calcext:value-type="string">
            <text:p>18</text:p>
          </table:table-cell>
          <table:table-cell table:formula="of:=IF(LEN(TEXT([.D21];[.D21]))=1;CONCATENATE(&quot;0&quot;;TEXT( [.D21];[.D21]));[.D21])" office:value-type="string" office:string-value="23" calcext:value-type="string">
            <text:p>23</text:p>
          </table:table-cell>
          <table:table-cell table:number-columns-repeated="2"/>
          <table:table-cell table:style-name="Default" table:formula="of:=IF(LEN(TEXT([.G21];[.G21]))=1;CONCATENATE(&quot;0&quot;;TEXT( [.G21];[.G21]));[.G21])" office:value-type="string" office:string-value="AF" calcext:value-type="string">
            <text:p>AF</text:p>
          </table:table-cell>
          <table:table-cell table:formula="of:=IF(LEN(TEXT([.H21];[.H21]))=1;CONCATENATE(&quot;0&quot;;TEXT( [.H21];[.H21]));[.H21])" office:value-type="string" office:string-value="3A" calcext:value-type="string">
            <text:p>3A</text:p>
          </table:table-cell>
          <table:table-cell table:formula="of:=IF(LEN(TEXT([.I21];[.I21]))=1;CONCATENATE(&quot;0&quot;;TEXT( [.I21];[.I21]));[.I21])" office:value-type="string" office:string-value="82" calcext:value-type="string">
            <text:p>82</text:p>
          </table:table-cell>
          <table:table-cell table:number-columns-repeated="2"/>
          <table:table-cell table:style-name="Default" table:formula="of:=IF(LEN(TEXT([.L21];[.L21]))=1;CONCATENATE(&quot;0&quot;;TEXT( [.L21];[.L21]));[.L21])" office:value-type="string" office:string-value="D8" calcext:value-type="string">
            <text:p>D8</text:p>
          </table:table-cell>
          <table:table-cell table:formula="of:=IF(LEN(TEXT([.M21];[.M21]))=1;CONCATENATE(&quot;0&quot;;TEXT( [.M21];[.M21]));[.M21])" office:value-type="string" office:string-value="5B" calcext:value-type="string">
            <text:p>5B</text:p>
          </table:table-cell>
          <table:table-cell table:formula="of:=IF(LEN(TEXT([.N21];[.N21]))=1;CONCATENATE(&quot;0&quot;;TEXT( [.N21];[.N21]));[.N21])" office:value-type="string" office:string-value="01" calcext:value-type="string">
            <text:p>01</text:p>
          </table:table-cell>
          <table:table-cell table:number-columns-repeated="2"/>
          <table:table-cell table:style-name="Default" table:formula="of:=IF(LEN(TEXT([.Q21];[.Q21]))=1;CONCATENATE(&quot;0&quot;;TEXT( [.Q21];[.Q21]));[.Q21])" office:value-type="string" office:string-value="00" calcext:value-type="string">
            <text:p>00</text:p>
          </table:table-cell>
          <table:table-cell table:formula="of:=IF(LEN(TEXT([.R21];[.R21]))=1;CONCATENATE(&quot;0&quot;;TEXT( [.R21];[.R21]));[.R21])" office:value-type="string" office:string-value="02" calcext:value-type="string">
            <text:p>02</text:p>
          </table:table-cell>
          <table:table-cell table:formula="of:=IF(LEN(TEXT([.S21];[.S21]))=1;CONCATENATE(&quot;0&quot;;TEXT( [.S21];[.S21]));[.S21])" office:value-type="string" office:string-value="2E" calcext:value-type="string">
            <text:p>2E</text:p>
          </table:table-cell>
          <table:table-cell table:number-columns-repeated="4"/>
        </table:table-row>
        <table:table-row table:style-name="ro2" table:visibility="collapse">
          <table:table-cell/>
          <table:table-cell table:style-name="Default" table:formula="of:=IF(LEN(TEXT([.B22];[.B22]))=1;CONCATENATE(&quot;0&quot;;TEXT( [.B22];[.B22]));[.B22])" office:value-type="string" office:string-value="19" calcext:value-type="string">
            <text:p>19</text:p>
          </table:table-cell>
          <table:table-cell table:formula="of:=IF(LEN(TEXT([.C22];[.C22]))=1;CONCATENATE(&quot;0&quot;;TEXT( [.C22];[.C22]));[.C22])" office:value-type="string" office:string-value="19" calcext:value-type="string">
            <text:p>19</text:p>
          </table:table-cell>
          <table:table-cell table:formula="of:=IF(LEN(TEXT([.D22];[.D22]))=1;CONCATENATE(&quot;0&quot;;TEXT( [.D22];[.D22]));[.D22])" office:value-type="string" office:string-value="23" calcext:value-type="string">
            <text:p>23</text:p>
          </table:table-cell>
          <table:table-cell table:number-columns-repeated="2"/>
          <table:table-cell table:style-name="Default" table:formula="of:=IF(LEN(TEXT([.G22];[.G22]))=1;CONCATENATE(&quot;0&quot;;TEXT( [.G22];[.G22]));[.G22])" office:value-type="string" office:string-value="B4" calcext:value-type="string">
            <text:p>B4</text:p>
          </table:table-cell>
          <table:table-cell table:formula="of:=IF(LEN(TEXT([.H22];[.H22]))=1;CONCATENATE(&quot;0&quot;;TEXT( [.H22];[.H22]));[.H22])" office:value-type="string" office:string-value="3C" calcext:value-type="string">
            <text:p>3C</text:p>
          </table:table-cell>
          <table:table-cell table:formula="of:=IF(LEN(TEXT([.I22];[.I22]))=1;CONCATENATE(&quot;0&quot;;TEXT( [.I22];[.I22]));[.I22])" office:value-type="string" office:string-value="82" calcext:value-type="string">
            <text:p>82</text:p>
          </table:table-cell>
          <table:table-cell table:number-columns-repeated="2"/>
          <table:table-cell table:style-name="Default" table:formula="of:=IF(LEN(TEXT([.L22];[.L22]))=1;CONCATENATE(&quot;0&quot;;TEXT( [.L22];[.L22]));[.L22])" office:value-type="string" office:string-value="D8" calcext:value-type="string">
            <text:p>D8</text:p>
          </table:table-cell>
          <table:table-cell table:formula="of:=IF(LEN(TEXT([.M22];[.M22]))=1;CONCATENATE(&quot;0&quot;;TEXT( [.M22];[.M22]));[.M22])" office:value-type="string" office:string-value="5E" calcext:value-type="string">
            <text:p>5E</text:p>
          </table:table-cell>
          <table:table-cell table:formula="of:=IF(LEN(TEXT([.N22];[.N22]))=1;CONCATENATE(&quot;0&quot;;TEXT( [.N22];[.N22]));[.N22])" office:value-type="string" office:string-value="00" calcext:value-type="string">
            <text:p>00</text:p>
          </table:table-cell>
          <table:table-cell table:number-columns-repeated="2"/>
          <table:table-cell table:style-name="Default" table:formula="of:=IF(LEN(TEXT([.Q22];[.Q22]))=1;CONCATENATE(&quot;0&quot;;TEXT( [.Q22];[.Q22]));[.Q22])" office:value-type="string" office:string-value="00" calcext:value-type="string">
            <text:p>00</text:p>
          </table:table-cell>
          <table:table-cell table:formula="of:=IF(LEN(TEXT([.R22];[.R22]))=1;CONCATENATE(&quot;0&quot;;TEXT( [.R22];[.R22]));[.R22])" office:value-type="string" office:string-value="00" calcext:value-type="string">
            <text:p>00</text:p>
          </table:table-cell>
          <table:table-cell table:formula="of:=IF(LEN(TEXT([.S22];[.S22]))=1;CONCATENATE(&quot;0&quot;;TEXT( [.S22];[.S22]));[.S22])" office:value-type="string" office:string-value="30" calcext:value-type="string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formula="of:=[.A1]" office:value-type="string" office:string-value="BLUE" calcext:value-type="string">
            <text:p>BLUE</text:p>
          </table:table-cell>
          <table:table-cell table:number-columns-repeated="4"/>
          <table:table-cell table:style-name="ce2" table:formula="of:=[.F1]" office:value-type="string" office:string-value="PURPLE" calcext:value-type="string">
            <text:p>PURPLE</text:p>
          </table:table-cell>
          <table:table-cell table:number-columns-repeated="4"/>
          <table:table-cell table:style-name="ce2" table:formula="of:=[.K1]" office:value-type="string" office:string-value="PEACH" calcext:value-type="string">
            <text:p>PEACH</text:p>
          </table:table-cell>
          <table:table-cell table:number-columns-repeated="4"/>
          <table:table-cell table:style-name="ce2" table:formula="of:=[.P1]" office:value-type="string" office:string-value="GREEN" calcext:value-type="string">
            <text:p>GREEN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4];[.C24];[.D24]; &quot;,&quot;)" office:value-type="string" office:string-value="0x000032," calcext:value-type="string">
            <text:p>0x000032,</text:p>
          </table:table-cell>
          <table:table-cell table:number-columns-repeated="4"/>
          <table:table-cell table:formula="of:=CONCATENATE(&quot;0x&quot;; [.G24];[.H24];[.I24]; &quot;,&quot;)" office:value-type="string" office:string-value="0x000096," calcext:value-type="string">
            <text:p>0x000096,</text:p>
          </table:table-cell>
          <table:table-cell table:number-columns-repeated="4"/>
          <table:table-cell table:formula="of:=CONCATENATE(&quot;0x&quot;; [.L24];[.M24];[.N24]; &quot;,&quot;)" office:value-type="string" office:string-value="0xDD0040," calcext:value-type="string">
            <text:p>0xDD0040,</text:p>
          </table:table-cell>
          <table:table-cell table:number-columns-repeated="4"/>
          <table:table-cell table:formula="of:=CONCATENATE(&quot;0x&quot;; [.Q24];[.R24];[.S24]; &quot;,&quot;)" office:value-type="string" office:string-value="0x005000," calcext:value-type="string">
            <text:p>0x005000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5];[.C25];[.D25]; &quot;,&quot;)" office:value-type="string" office:string-value="0x05052E," calcext:value-type="string">
            <text:p>0x05052E,</text:p>
          </table:table-cell>
          <table:table-cell table:number-columns-repeated="4"/>
          <table:table-cell table:formula="of:=CONCATENATE(&quot;0x&quot;; [.G25];[.H25];[.I25]; &quot;,&quot;)" office:value-type="string" office:string-value="0x280D91," calcext:value-type="string">
            <text:p>0x280D91,</text:p>
          </table:table-cell>
          <table:table-cell table:number-columns-repeated="4"/>
          <table:table-cell table:formula="of:=CONCATENATE(&quot;0x&quot;; [.L25];[.M25];[.N25]; &quot;,&quot;)" office:value-type="string" office:string-value="0xDB1431," calcext:value-type="string">
            <text:p>0xDB1431,</text:p>
          </table:table-cell>
          <table:table-cell table:number-columns-repeated="4"/>
          <table:table-cell table:formula="of:=CONCATENATE(&quot;0x&quot;; [.Q25];[.R25];[.S25]; &quot;,&quot;)" office:value-type="string" office:string-value="0x003E0A," calcext:value-type="string">
            <text:p>0x003E0A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6];[.C26];[.D26]; &quot;,&quot;)" office:value-type="string" office:string-value="0x0A0A2B," calcext:value-type="string">
            <text:p>0x0A0A2B,</text:p>
          </table:table-cell>
          <table:table-cell table:number-columns-repeated="4"/>
          <table:table-cell table:formula="of:=CONCATENATE(&quot;0x&quot;; [.G26];[.H26];[.I26]; &quot;,&quot;)" office:value-type="string" office:string-value="0x4E1A8D," calcext:value-type="string">
            <text:p>0x4E1A8D,</text:p>
          </table:table-cell>
          <table:table-cell table:number-columns-repeated="4"/>
          <table:table-cell table:formula="of:=CONCATENATE(&quot;0x&quot;; [.L26];[.M26];[.N26]; &quot;,&quot;)" office:value-type="string" office:string-value="0xDA2824," calcext:value-type="string">
            <text:p>0xDA2824,</text:p>
          </table:table-cell>
          <table:table-cell table:number-columns-repeated="4"/>
          <table:table-cell table:formula="of:=CONCATENATE(&quot;0x&quot;; [.Q26];[.R26];[.S26]; &quot;,&quot;)" office:value-type="string" office:string-value="0x002D14," calcext:value-type="string">
            <text:p>0x002D14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7];[.C27];[.D27]; &quot;,&quot;)" office:value-type="string" office:string-value="0x0F0F28," calcext:value-type="string">
            <text:p>0x0F0F28,</text:p>
          </table:table-cell>
          <table:table-cell table:number-columns-repeated="4"/>
          <table:table-cell table:formula="of:=CONCATENATE(&quot;0x&quot;; [.G27];[.H27];[.I27]; &quot;,&quot;)" office:value-type="string" office:string-value="0x702589," calcext:value-type="string">
            <text:p>0x702589,</text:p>
          </table:table-cell>
          <table:table-cell table:number-columns-repeated="4"/>
          <table:table-cell table:formula="of:=CONCATENATE(&quot;0x&quot;; [.L27];[.M27];[.N27]; &quot;,&quot;)" office:value-type="string" office:string-value="0xD93A18," calcext:value-type="string">
            <text:p>0xD93A18,</text:p>
          </table:table-cell>
          <table:table-cell table:number-columns-repeated="4"/>
          <table:table-cell table:formula="of:=CONCATENATE(&quot;0x&quot;; [.Q27];[.R27];[.S27]; &quot;,&quot;)" office:value-type="string" office:string-value="0x001E1D," calcext:value-type="string">
            <text:p>0x001E1D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8];[.C28];[.D28]; &quot;,&quot;)" office:value-type="string" office:string-value="0x131326," calcext:value-type="string">
            <text:p>0x131326,</text:p>
          </table:table-cell>
          <table:table-cell table:number-columns-repeated="4"/>
          <table:table-cell table:formula="of:=CONCATENATE(&quot;0x&quot;; [.G28];[.H28];[.I28]; &quot;,&quot;)" office:value-type="string" office:string-value="0x8C2E86," calcext:value-type="string">
            <text:p>0x8C2E86,</text:p>
          </table:table-cell>
          <table:table-cell table:number-columns-repeated="4"/>
          <table:table-cell table:formula="of:=CONCATENATE(&quot;0x&quot;; [.L28];[.M28];[.N28]; &quot;,&quot;)" office:value-type="string" office:string-value="0xD9490D," calcext:value-type="string">
            <text:p>0xD9490D,</text:p>
          </table:table-cell>
          <table:table-cell table:number-columns-repeated="4"/>
          <table:table-cell table:formula="of:=CONCATENATE(&quot;0x&quot;; [.Q28];[.R28];[.S28]; &quot;,&quot;)" office:value-type="string" office:string-value="0x001125," calcext:value-type="string">
            <text:p>0x001125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29];[.C29];[.D29]; &quot;,&quot;)" office:value-type="string" office:string-value="0x161624," calcext:value-type="string">
            <text:p>0x161624,</text:p>
          </table:table-cell>
          <table:table-cell table:number-columns-repeated="4"/>
          <table:table-cell table:formula="of:=CONCATENATE(&quot;0x&quot;; [.G29];[.H29];[.I29]; &quot;,&quot;)" office:value-type="string" office:string-value="0xA23683," calcext:value-type="string">
            <text:p>0xA23683,</text:p>
          </table:table-cell>
          <table:table-cell table:number-columns-repeated="4"/>
          <table:table-cell table:formula="of:=CONCATENATE(&quot;0x&quot;; [.L29];[.M29];[.N29]; &quot;,&quot;)" office:value-type="string" office:string-value="0xD85406," calcext:value-type="string">
            <text:p>0xD85406,</text:p>
          </table:table-cell>
          <table:table-cell table:number-columns-repeated="4"/>
          <table:table-cell table:formula="of:=CONCATENATE(&quot;0x&quot;; [.Q29];[.R29];[.S29]; &quot;,&quot;)" office:value-type="string" office:string-value="0x00072B," calcext:value-type="string">
            <text:p>0x00072B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30];[.C30];[.D30]; &quot;,&quot;)" office:value-type="string" office:string-value="0x181823," calcext:value-type="string">
            <text:p>0x181823,</text:p>
          </table:table-cell>
          <table:table-cell table:number-columns-repeated="4"/>
          <table:table-cell table:formula="of:=CONCATENATE(&quot;0x&quot;; [.G30];[.H30];[.I30]; &quot;,&quot;)" office:value-type="string" office:string-value="0xAF3A82," calcext:value-type="string">
            <text:p>0xAF3A82,</text:p>
          </table:table-cell>
          <table:table-cell table:number-columns-repeated="4"/>
          <table:table-cell table:formula="of:=CONCATENATE(&quot;0x&quot;; [.L30];[.M30];[.N30]; &quot;,&quot;)" office:value-type="string" office:string-value="0xD85B01," calcext:value-type="string">
            <text:p>0xD85B01,</text:p>
          </table:table-cell>
          <table:table-cell table:number-columns-repeated="4"/>
          <table:table-cell table:formula="of:=CONCATENATE(&quot;0x&quot;; [.Q30];[.R30];[.S30]; &quot;,&quot;)" office:value-type="string" office:string-value="0x00022E," calcext:value-type="string">
            <text:p>0x00022E,</text:p>
          </table:table-cell>
          <table:table-cell table:number-columns-repeated="6"/>
        </table:table-row>
        <table:table-row table:style-name="ro1">
          <table:table-cell/>
          <table:table-cell table:formula="of:=CONCATENATE(&quot;0x&quot;; [.B31];[.C31];[.D31]; &quot;,&quot;)" office:value-type="string" office:string-value="0x191923," calcext:value-type="string">
            <text:p>0x191923,</text:p>
          </table:table-cell>
          <table:table-cell table:number-columns-repeated="4"/>
          <table:table-cell table:formula="of:=CONCATENATE(&quot;0x&quot;; [.G31];[.H31];[.I31]; &quot;,&quot;)" office:value-type="string" office:string-value="0xB43C82," calcext:value-type="string">
            <text:p>0xB43C82,</text:p>
          </table:table-cell>
          <table:table-cell table:number-columns-repeated="4"/>
          <table:table-cell table:formula="of:=CONCATENATE(&quot;0x&quot;; [.L31];[.M31];[.N31]; &quot;,&quot;)" office:value-type="string" office:string-value="0xD85E00," calcext:value-type="string">
            <text:p>0xD85E00,</text:p>
          </table:table-cell>
          <table:table-cell table:number-columns-repeated="4"/>
          <table:table-cell table:formula="of:=CONCATENATE(&quot;0x&quot;; [.Q31];[.R31];[.S31]; &quot;,&quot;)" office:value-type="string" office:string-value="0x000030," calcext:value-type="string">
            <text:p>0x000030,</text:p>
          </table:table-cell>
          <table:table-cell table:number-columns-repeated="6"/>
        </table:table-row>
        <table:table-row table:style-name="ro1">
          <table:table-cell/>
          <table:table-cell table:formula="of:=[.B41]" office:value-type="string" office:string-value="0x191923," calcext:value-type="string">
            <text:p>0x191923,</text:p>
          </table:table-cell>
          <table:table-cell table:number-columns-repeated="4"/>
          <table:table-cell table:formula="of:=[.G41]" office:value-type="string" office:string-value="0xB43C82," calcext:value-type="string">
            <text:p>0xB43C82,</text:p>
          </table:table-cell>
          <table:table-cell table:number-columns-repeated="4"/>
          <table:table-cell table:formula="of:=[.L41]" office:value-type="string" office:string-value="0xD85E00," calcext:value-type="string">
            <text:p>0xD85E00,</text:p>
          </table:table-cell>
          <table:table-cell table:number-columns-repeated="4"/>
          <table:table-cell table:formula="of:=[.Q41]" office:value-type="string" office:string-value="0x000030," calcext:value-type="string">
            <text:p>0x000030,</text:p>
          </table:table-cell>
          <table:table-cell table:number-columns-repeated="6"/>
        </table:table-row>
        <table:table-row table:style-name="ro1">
          <table:table-cell/>
          <table:table-cell table:formula="of:=[.B40]" office:value-type="string" office:string-value="0x181823," calcext:value-type="string">
            <text:p>0x181823,</text:p>
          </table:table-cell>
          <table:table-cell table:number-columns-repeated="4"/>
          <table:table-cell table:formula="of:=[.G40]" office:value-type="string" office:string-value="0xAF3A82," calcext:value-type="string">
            <text:p>0xAF3A82,</text:p>
          </table:table-cell>
          <table:table-cell table:number-columns-repeated="4"/>
          <table:table-cell table:formula="of:=[.L40]" office:value-type="string" office:string-value="0xD85B01," calcext:value-type="string">
            <text:p>0xD85B01,</text:p>
          </table:table-cell>
          <table:table-cell table:number-columns-repeated="4"/>
          <table:table-cell table:formula="of:=[.Q40]" office:value-type="string" office:string-value="0x00022E," calcext:value-type="string">
            <text:p>0x00022E,</text:p>
          </table:table-cell>
          <table:table-cell table:number-columns-repeated="6"/>
        </table:table-row>
        <table:table-row table:style-name="ro1">
          <table:table-cell/>
          <table:table-cell table:formula="of:=[.B39]" office:value-type="string" office:string-value="0x161624," calcext:value-type="string">
            <text:p>0x161624,</text:p>
          </table:table-cell>
          <table:table-cell table:number-columns-repeated="4"/>
          <table:table-cell table:formula="of:=[.G39]" office:value-type="string" office:string-value="0xA23683," calcext:value-type="string">
            <text:p>0xA23683,</text:p>
          </table:table-cell>
          <table:table-cell table:number-columns-repeated="4"/>
          <table:table-cell table:formula="of:=[.L39]" office:value-type="string" office:string-value="0xD85406," calcext:value-type="string">
            <text:p>0xD85406,</text:p>
          </table:table-cell>
          <table:table-cell table:number-columns-repeated="4"/>
          <table:table-cell table:formula="of:=[.Q39]" office:value-type="string" office:string-value="0x00072B," calcext:value-type="string">
            <text:p>0x00072B,</text:p>
          </table:table-cell>
          <table:table-cell table:number-columns-repeated="6"/>
        </table:table-row>
        <table:table-row table:style-name="ro1">
          <table:table-cell/>
          <table:table-cell table:formula="of:=[.B38]" office:value-type="string" office:string-value="0x131326," calcext:value-type="string">
            <text:p>0x131326,</text:p>
          </table:table-cell>
          <table:table-cell table:number-columns-repeated="4"/>
          <table:table-cell table:formula="of:=[.G38]" office:value-type="string" office:string-value="0x8C2E86," calcext:value-type="string">
            <text:p>0x8C2E86,</text:p>
          </table:table-cell>
          <table:table-cell table:number-columns-repeated="4"/>
          <table:table-cell table:formula="of:=[.L38]" office:value-type="string" office:string-value="0xD9490D," calcext:value-type="string">
            <text:p>0xD9490D,</text:p>
          </table:table-cell>
          <table:table-cell table:number-columns-repeated="4"/>
          <table:table-cell table:formula="of:=[.Q38]" office:value-type="string" office:string-value="0x001125," calcext:value-type="string">
            <text:p>0x001125,</text:p>
          </table:table-cell>
          <table:table-cell table:number-columns-repeated="6"/>
        </table:table-row>
        <table:table-row table:style-name="ro1">
          <table:table-cell/>
          <table:table-cell table:formula="of:=[.B37]" office:value-type="string" office:string-value="0x0F0F28," calcext:value-type="string">
            <text:p>0x0F0F28,</text:p>
          </table:table-cell>
          <table:table-cell table:number-columns-repeated="4"/>
          <table:table-cell table:formula="of:=[.G37]" office:value-type="string" office:string-value="0x702589," calcext:value-type="string">
            <text:p>0x702589,</text:p>
          </table:table-cell>
          <table:table-cell table:number-columns-repeated="4"/>
          <table:table-cell table:formula="of:=[.L37]" office:value-type="string" office:string-value="0xD93A18," calcext:value-type="string">
            <text:p>0xD93A18,</text:p>
          </table:table-cell>
          <table:table-cell table:number-columns-repeated="4"/>
          <table:table-cell table:formula="of:=[.Q37]" office:value-type="string" office:string-value="0x001E1D," calcext:value-type="string">
            <text:p>0x001E1D,</text:p>
          </table:table-cell>
          <table:table-cell table:number-columns-repeated="6"/>
        </table:table-row>
        <table:table-row table:style-name="ro1">
          <table:table-cell/>
          <table:table-cell table:formula="of:=[.B36]" office:value-type="string" office:string-value="0x0A0A2B," calcext:value-type="string">
            <text:p>0x0A0A2B,</text:p>
          </table:table-cell>
          <table:table-cell table:number-columns-repeated="4"/>
          <table:table-cell table:formula="of:=[.G36]" office:value-type="string" office:string-value="0x4E1A8D," calcext:value-type="string">
            <text:p>0x4E1A8D,</text:p>
          </table:table-cell>
          <table:table-cell table:number-columns-repeated="4"/>
          <table:table-cell table:formula="of:=[.L36]" office:value-type="string" office:string-value="0xDA2824," calcext:value-type="string">
            <text:p>0xDA2824,</text:p>
          </table:table-cell>
          <table:table-cell table:number-columns-repeated="4"/>
          <table:table-cell table:formula="of:=[.Q36]" office:value-type="string" office:string-value="0x002D14," calcext:value-type="string">
            <text:p>0x002D14,</text:p>
          </table:table-cell>
          <table:table-cell table:number-columns-repeated="6"/>
        </table:table-row>
        <table:table-row table:style-name="ro1">
          <table:table-cell/>
          <table:table-cell table:formula="of:=[.B35]" office:value-type="string" office:string-value="0x05052E," calcext:value-type="string">
            <text:p>0x05052E,</text:p>
          </table:table-cell>
          <table:table-cell table:number-columns-repeated="4"/>
          <table:table-cell table:formula="of:=[.G35]" office:value-type="string" office:string-value="0x280D91," calcext:value-type="string">
            <text:p>0x280D91,</text:p>
          </table:table-cell>
          <table:table-cell table:number-columns-repeated="4"/>
          <table:table-cell table:formula="of:=[.L35]" office:value-type="string" office:string-value="0xDB1431," calcext:value-type="string">
            <text:p>0xDB1431,</text:p>
          </table:table-cell>
          <table:table-cell table:number-columns-repeated="4"/>
          <table:table-cell table:formula="of:=[.Q35]" office:value-type="string" office:string-value="0x003E0A," calcext:value-type="string">
            <text:p>0x003E0A,</text:p>
          </table:table-cell>
          <table:table-cell table:number-columns-repeated="6"/>
        </table:table-row>
        <table:table-row table:style-name="ro1">
          <table:table-cell/>
          <table:table-cell table:formula="of:=[.B34]" office:value-type="string" office:string-value="0x000032," calcext:value-type="string">
            <text:p>0x000032,</text:p>
          </table:table-cell>
          <table:table-cell table:number-columns-repeated="4"/>
          <table:table-cell table:formula="of:=[.G34]" office:value-type="string" office:string-value="0x000096," calcext:value-type="string">
            <text:p>0x000096,</text:p>
          </table:table-cell>
          <table:table-cell table:number-columns-repeated="4"/>
          <table:table-cell table:formula="of:=[.L34]" office:value-type="string" office:string-value="0xDD0040," calcext:value-type="string">
            <text:p>0xDD0040,</text:p>
          </table:table-cell>
          <table:table-cell table:number-columns-repeated="4"/>
          <table:table-cell table:formula="of:=[.Q34]" office:value-type="string" office:string-value="0x005000," calcext:value-type="string">
            <text:p>0x005000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22:34:10.868559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8:35:45.104313464</meta:creation-date>
    <dc:date>2021-09-16T22:57:36.226007925</dc:date>
    <meta:editing-duration>PT4H16M25S</meta:editing-duration>
    <meta:editing-cycles>17</meta:editing-cycles>
    <meta:generator>LibreOffice/7.1.5.2$Linux_X86_64 LibreOffice_project/10$Build-2</meta:generator>
    <meta:document-statistic meta:table-count="1" meta:cell-count="437" meta:object-count="0"/>
  </office:meta>
</office:document-meta>
</file>